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paragraph-properties fo:text-align="start" style:justify-single-word="false"/>
      <style:text-properties officeooo:paragraph-rsid="0289fb01"/>
    </style:style>
    <style:style style:name="P3" style:family="paragraph" style:parent-style-name="Header">
      <style:paragraph-properties fo:text-align="start" style:justify-single-word="false"/>
      <style:text-properties officeooo:paragraph-rsid="0211dd7e"/>
    </style:style>
    <style:style style:name="P4" style:family="paragraph" style:parent-style-name="Header">
      <style:paragraph-properties fo:text-align="start" style:justify-single-word="false"/>
      <style:text-properties officeooo:paragraph-rsid="02a56131"/>
    </style:style>
    <style:style style:name="P5" style:family="paragraph" style:parent-style-name="Header">
      <style:paragraph-properties fo:text-align="center" style:justify-single-word="false"/>
      <style:text-properties officeooo:paragraph-rsid="00ab054e"/>
    </style:style>
    <style:style style:name="P6" style:family="paragraph" style:parent-style-name="Header">
      <style:paragraph-properties fo:text-align="center" style:justify-single-word="false"/>
      <style:text-properties officeooo:paragraph-rsid="00c10aa6"/>
    </style:style>
    <style:style style:name="P7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1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1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15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6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17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8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oter">
      <style:text-properties officeooo:paragraph-rsid="004274bc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3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3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4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4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54" style:family="paragraph" style:parent-style-name="Footer">
      <style:text-properties officeooo:paragraph-rsid="00c384cf"/>
    </style:style>
    <style:style style:name="P55" style:family="paragraph" style:parent-style-name="Footer">
      <style:text-properties officeooo:paragraph-rsid="030c4d7d"/>
    </style:style>
    <style:style style:name="P56" style:family="paragraph" style:parent-style-name="Footer">
      <style:text-properties officeooo:paragraph-rsid="00863005"/>
    </style:style>
    <style:style style:name="P57" style:family="paragraph" style:parent-style-name="Footer">
      <style:text-properties officeooo:paragraph-rsid="00d4df5c"/>
    </style:style>
    <style:style style:name="P58" style:family="paragraph" style:parent-style-name="Footer">
      <style:paragraph-properties fo:text-align="end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0d4df5c"/>
    </style:style>
    <style:style style:name="P60" style:family="paragraph" style:parent-style-name="Footer">
      <style:paragraph-properties fo:text-align="start" style:justify-single-word="false"/>
      <style:text-properties officeooo:paragraph-rsid="0211dd7e"/>
    </style:style>
    <style:style style:name="P61" style:family="paragraph" style:parent-style-name="Footer">
      <style:text-properties officeooo:paragraph-rsid="010f7046"/>
    </style:style>
    <style:style style:name="P62" style:family="paragraph" style:parent-style-name="Footer">
      <style:text-properties officeooo:paragraph-rsid="01120261"/>
    </style:style>
    <style:style style:name="P63" style:family="paragraph" style:parent-style-name="Footer">
      <style:text-properties officeooo:paragraph-rsid="008d016c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d8520c"/>
    </style:style>
    <style:style style:name="P67" style:family="paragraph" style:parent-style-name="Footer">
      <style:text-properties officeooo:paragraph-rsid="002aa84d"/>
    </style:style>
    <style:style style:name="P68" style:family="paragraph" style:parent-style-name="Footer">
      <style:text-properties officeooo:rsid="001f8a2d" officeooo:paragraph-rsid="00bd36bc"/>
    </style:style>
    <style:style style:name="P69" style:family="paragraph" style:parent-style-name="Footer">
      <style:text-properties officeooo:rsid="001f8a2d" officeooo:paragraph-rsid="002b33ed"/>
    </style:style>
    <style:style style:name="P70" style:family="paragraph" style:parent-style-name="Footer">
      <style:text-properties officeooo:rsid="011350d1" officeooo:paragraph-rsid="011350d1"/>
    </style:style>
    <style:style style:name="P71" style:family="paragraph" style:parent-style-name="Footer">
      <style:text-properties officeooo:rsid="0096b4e2" officeooo:paragraph-rsid="0096b4e2"/>
    </style:style>
    <style:style style:name="P72" style:family="paragraph" style:parent-style-name="Footer">
      <style:text-properties officeooo:paragraph-rsid="0096b4e2"/>
    </style:style>
    <style:style style:name="P73" style:family="paragraph" style:parent-style-name="Footer">
      <style:text-properties officeooo:paragraph-rsid="02a682f9"/>
    </style:style>
    <style:style style:name="P7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5" style:family="paragraph" style:parent-style-name="Header">
      <style:paragraph-properties fo:margin-left="0cm" fo:margin-right="0cm" fo:text-indent="0cm" style:auto-text-indent="false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2" style:family="paragraph" style:parent-style-name="Standard">
      <style:text-properties fo:font-size="6pt" style:font-size-asian="6pt" style:font-size-complex="6pt"/>
    </style:style>
    <style:style style:name="P8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6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G_20_page_20_paire_20__28_G_29_">
      <style:paragraph-properties fo:text-align="start" style:justify-single-word="false"/>
    </style:style>
    <style:style style:name="P90" style:family="paragraph" style:parent-style-name="_5f_Header_20_G_20_page_20_paire_20__28_G_29_">
      <style:text-properties officeooo:paragraph-rsid="00eb2abc"/>
    </style:style>
    <style:style style:name="P9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101" style:family="paragraph" style:parent-style-name="_5f_Header_20_N_20_page_20_impaire_20__28_D_29_">
      <style:paragraph-properties fo:text-align="start" style:justify-single-word="false"/>
    </style:style>
    <style:style style:name="P102" style:family="paragraph" style:parent-style-name="_5f_Header_20_N_20_page_20_impaire_20__28_D_29_">
      <style:text-properties officeooo:rsid="027aa87d" officeooo:paragraph-rsid="027aa87d"/>
    </style:style>
    <style:style style:name="P103" style:family="paragraph" style:parent-style-name="_5f_Header_20_N_20_page_20_impaire_20__28_D_29_">
      <style:text-properties officeooo:rsid="0277791e" officeooo:paragraph-rsid="0277791e"/>
    </style:style>
    <style:style style:name="P104" style:family="paragraph" style:parent-style-name="_5f_Header_20_G_20_page_20_impaire_20__28_D_29_">
      <style:text-properties officeooo:paragraph-rsid="01259ec2"/>
    </style:style>
    <style:style style:name="P105" style:family="paragraph" style:parent-style-name="_5f_Header_20_G_20_page_20_impaire_20__28_D_29_">
      <style:text-properties officeooo:paragraph-rsid="00c87b35"/>
    </style:style>
    <style:style style:name="P106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7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9" style:family="paragraph" style:parent-style-name="_5f_Paragraphe_5f_avec_5f_Num_5f_Question" style:list-style-name="_5f_Numérotation_20_des_20_exercices"/>
    <style:style style:name="P110" style:family="paragraph" style:parent-style-name="Paragraph_20_style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11" style:family="paragraph" style:parent-style-name="Standard" style:list-style-name="_5f_Numérotation_20_des_20_exercices_20_livrets"/>
    <style:style style:name="P112" style:family="paragraph" style:parent-style-name="_5f_Footer_20_page_20_impaire_20__28_D_29_"/>
    <style:style style:name="P113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4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5" style:family="paragraph" style:parent-style-name="_5f_Footer_20_page_20_impaire_20__28_D_29_">
      <style:paragraph-properties fo:text-align="start" style:justify-single-word="false"/>
    </style:style>
    <style:style style:name="P116" style:family="paragraph" style:parent-style-name="_5f_Footer_20_page_20_paire_20__28_G_29_"/>
    <style:style style:name="P117" style:family="paragraph" style:parent-style-name="_5f_Footer_20_page_20_paire_20__28_G_29_">
      <style:text-properties fo:font-size="9pt" style:font-size-asian="9pt" style:font-size-complex="9pt"/>
    </style:style>
    <style:style style:name="P118" style:family="paragraph" style:parent-style-name="_5f_Paragraphe" style:list-style-name=""/>
    <style:style style:name="P11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0" style:family="paragraph" style:parent-style-name="_5f_Titre_5f_Exercices_5f_sans_5f_Titre" style:list-style-name="_5f_Numérotation_20_des_20_exercices"/>
    <style:style style:name="P121" style:family="paragraph" style:parent-style-name="_5f_Titre_5f_Exercices_5f_sans_5f_Titre" style:list-style-name="_5f_Numérotation_20_des_20_exercices" style:master-page-name="_36__5f_2_5f_SERIE_5f_G_5f_GAUCHE_5f_ET_5f_DROITE_5f_2COL">
      <style:paragraph-properties style:page-number="auto"/>
    </style:style>
    <style:style style:name="P1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text-align="center"/>
    </style:style>
    <style:style style:name="P124" style:family="paragraph">
      <loext:graphic-properties draw:fill="none"/>
    </style:style>
    <style:style style:name="P1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7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128" style:family="paragraph">
      <style:paragraph-properties fo:margin-left="0cm" fo:margin-right="0cm" fo:margin-top="0cm" fo:margin-bottom="0cm" fo:line-height="100%" fo:text-indent="0cm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ff3039" draw:gradient-step-count="0" draw:opacity="100%" draw:opacity-name="Transparency_20_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4" style:family="paragraph">
      <loext:graphic-properties draw:fill="solid" draw:fill-color="#1ca2b8"/>
    </style:style>
    <style:style style:name="P13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7e12c"/>
    </style:style>
    <style:style style:name="P1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0" style:family="paragraph">
      <loext:graphic-properties draw:fill="solid" draw:fill-color="#7fb241"/>
    </style:style>
    <style:style style:name="P141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d62e4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8" style:family="text">
      <style:text-properties fo:font-variant="small-caps" officeooo:rsid="0054f64f"/>
    </style:style>
    <style:style style:name="T39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58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59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5" style:family="text">
      <style:text-properties fo:font-variant="small-caps" fo:color="#7fb241" loext:opacity="100%" style:font-name="Bitstream Vera Sans1" fo:font-weight="bold" officeooo:rsid="0246ec76"/>
    </style:style>
    <style:style style:name="T66" style:family="text">
      <style:text-properties fo:font-variant="small-caps" fo:color="#7fb241" loext:opacity="100%" style:font-name="Bitstream Vera Sans1" fo:font-size="16pt" fo:font-weight="bold" officeooo:rsid="02768590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53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154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55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56" style:family="text">
      <style:text-properties officeooo:rsid="0315af39"/>
    </style:style>
    <style:style style:name="T157" style:family="text">
      <style:text-properties officeooo:rsid="0334a5be"/>
    </style:style>
    <style:style style:name="T158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9" style:family="text">
      <style:text-properties officeooo:rsid="0160d7ef"/>
    </style:style>
    <style:style style:name="T160" style:family="text">
      <style:text-properties officeooo:rsid="0072f07f"/>
    </style:style>
    <style:style style:name="T161" style:family="text">
      <style:text-properties officeooo:rsid="0268e0aa"/>
    </style:style>
    <style:style style:name="T162" style:family="text">
      <style:text-properties officeooo:rsid="026ec296"/>
    </style:style>
    <style:style style:name="T163" style:family="text">
      <style:text-properties officeooo:rsid="0272f9e5"/>
    </style:style>
    <style:style style:name="T164" style:family="text">
      <style:text-properties officeooo:rsid="02757f12"/>
    </style:style>
    <style:style style:name="T165" style:family="text">
      <style:text-properties officeooo:rsid="02735980"/>
    </style:style>
    <style:style style:name="T166" style:family="text">
      <style:text-properties officeooo:rsid="01b6dc57"/>
    </style:style>
    <style:style style:name="T167" style:family="text">
      <style:text-properties officeooo:rsid="00b5d2d1"/>
    </style:style>
    <style:style style:name="T168" style:family="text">
      <style:text-properties officeooo:rsid="015f088a"/>
    </style:style>
    <style:style style:name="T169" style:family="text">
      <style:text-properties officeooo:rsid="01f8729d"/>
    </style:style>
    <style:style style:name="T170" style:family="text">
      <style:text-properties officeooo:rsid="010c4d3a"/>
    </style:style>
    <style:style style:name="T171" style:family="text">
      <style:text-properties fo:font-size="16pt" style:font-size-asian="16pt" style:font-size-complex="16pt"/>
    </style:style>
    <style:style style:name="T172" style:family="text">
      <style:text-properties officeooo:rsid="00b6801f"/>
    </style:style>
    <style:style style:name="T173" style:family="text">
      <style:text-properties officeooo:rsid="016f3374"/>
    </style:style>
    <style:style style:name="T174" style:family="text">
      <style:text-properties officeooo:rsid="014407b5"/>
    </style:style>
    <style:style style:name="T175" style:family="text">
      <style:text-properties officeooo:rsid="008d016c"/>
    </style:style>
    <style:style style:name="T176" style:family="text">
      <style:text-properties officeooo:rsid="009e3fdd"/>
    </style:style>
    <style:style style:name="T177" style:family="text">
      <style:text-properties officeooo:rsid="00a4cf55"/>
    </style:style>
    <style:style style:name="T178" style:family="text">
      <style:text-properties officeooo:rsid="005a3fa8"/>
    </style:style>
    <style:style style:name="T179" style:family="text">
      <style:text-properties officeooo:rsid="00415f3a"/>
    </style:style>
    <style:style style:name="T180" style:family="text">
      <style:text-properties officeooo:rsid="00386ebd"/>
    </style:style>
    <style:style style:name="T181" style:family="text">
      <style:text-properties officeooo:rsid="00a59a60"/>
    </style:style>
    <style:style style:name="T182" style:family="text">
      <style:text-properties officeooo:rsid="01fe03f2"/>
    </style:style>
    <style:style style:name="T183" style:family="text">
      <style:text-properties officeooo:rsid="0096b4e2"/>
    </style:style>
    <style:style style:name="T184" style:family="text">
      <style:text-properties officeooo:rsid="0032e83a"/>
    </style:style>
    <style:style style:name="T185" style:family="text">
      <style:text-properties officeooo:rsid="002b33ed"/>
    </style:style>
    <style:style style:name="T186" style:family="text">
      <style:text-properties officeooo:rsid="00a59037"/>
    </style:style>
    <style:style style:name="T187" style:family="text"/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dash" draw:stroke-dash="Dash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" svg:stroke-width="0.041cm" svg:stroke-color="#706e0c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draw:stroke="dash" draw:stroke-dash="Dash" svg:stroke-width="0.041cm" svg:stroke-color="#706e0c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7" style:family="graphic">
      <style:graphic-properties svg:stroke-width="0.041cm" svg:stroke-color="#706e0c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vg:stroke-width="0.071cm" svg:stroke-color="#acb20c" draw:marker-start-width="0.45cm" draw:marker-end-width="0.45cm" draw:fill="none" draw:textarea-horizontal-align="justify" draw:textarea-vertical-align="middle" draw:auto-grow-height="false" fo:min-height="1.498cm" fo:min-width="3.588cm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71cm" svg:stroke-color="#acb20c" draw:marker-start-width="0.45cm" draw:marker-end-width="0.45cm" draw:fill="none" draw:textarea-horizontal-align="justify" draw:textarea-vertical-align="middle" draw:auto-grow-height="false" fo:min-height="1.893cm" fo:min-width="3.844cm" fo:padding-top="0.034cm" fo:padding-bottom="0.034cm" fo:padding-left="0.034cm" fo:padding-right="0.0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3039" draw:gradient-step-count="0" draw:opacity="100%" draw:opacity-name="Transparency_20_4" draw:textarea-horizontal-align="justify" draw:textarea-vertical-align="middle" draw:auto-grow-height="false" fo:min-height="1.154cm" fo:min-width="3.718cm" fo:padding-top="0.125cm" fo:padding-bottom="0.125cm" fo:padding-left="0.25cm" fo:padding-right="0.25cm" draw:shadow="hidden" draw:shadow-offset-x="0.199cm" draw:shadow-offset-y="0.199cm" draw:shadow-color="#808080" draw:shadow-opacity="100%" style:run-through="foreground"/>
    </style:style>
    <style:style style:name="gr18" style:family="graphic">
      <style:graphic-properties draw:stroke="none" draw:stroke-dash="Dashed_20__28_var_29__20_8005" svg:stroke-width="0cm" svg:stroke-color="#3465a4" draw:marker-start="" draw:marker-start-width="0.199cm" draw:marker-start-center="false" draw:marker-end="" draw:marker-end-width="0.199cm" draw:marker-end-center="false" svg:stroke-opacity="100%" draw:stroke-linejoin="round" svg:stroke-linecap="butt" draw:fill="solid" draw:fill-color="#ff303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199cm" draw:shadow-offset-y="0.199cm" draw:shadow-color="#808080" draw:shadow-opacity="100%" loext:shadow-blur="0cm" style:run-through="foreground"/>
    </style:style>
    <style:style style:name="gr19" style:family="graphic">
      <style:graphic-properties draw:stroke="none" draw:stroke-dash="Dashed_20__28_var_29__20_8005" svg:stroke-width="0cm" svg:stroke-color="#3465a4" draw:marker-start="" draw:marker-start-width="0.199cm" draw:marker-start-center="false" draw:marker-end="" draw:marker-end-width="0.199cm" draw:marker-end-center="false" svg:stroke-opacity="100%" draw:stroke-linejoin="round" svg:stroke-linecap="butt" draw:fill="solid" draw:fill-color="#ff303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199cm" draw:shadow-offset-y="0.199cm" draw:shadow-color="#808080" draw:shadow-opacity="100%" dr3d:horizontal-segments="52" dr3d:vertical-segments="3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ff3039" dr3d:specular-color="#ffffff" dr3d:shininess="15%" dr3d:shadow="hidden" style:run-through="foreground"/>
    </style:style>
    <style:style style:name="gr2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0000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cm" svg:stroke-color="#b2b2b2" draw:marker-start="" draw:marker-start-width="0.199cm" draw:marker-start-center="false" draw:marker-end="" draw:marker-end-width="0.199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70" draw:name="Shape8_0" draw:style-name="gr28" draw:text-style-name="P133" svg:width="2.703cm" svg:height="0.715cm" draw:transform="rotate (0.0872664625997165) translate (1.32644444444444cm 1.21884722222222cm)">
        <draw:text-box>
          <text:p text:style-name="P123"><text:span text:style-name="T189">S</text:span><text:span text:style-name="T189">é</text:span><text:span text:style-name="T189">r</text:span><text:span text:style-name="T189">i</text:span><text:span text:style-name="T189">e </text:span><text:span text:style-name="T189">2</text:span></text:p>
        </draw:text-box>
      </draw:frame>
      <draw:path text:anchor-type="page" text:anchor-page-number="1" draw:z-index="869" draw:name="Shape7_1" draw:style-name="gr29" draw:text-style-name="P134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868" draw:name="Shape3" draw:style-name="gr30" draw:text-style-name="P123" svg:x1="14.049cm" svg:y1="1.383cm" svg:x2="21.995cm" svg:y2="1.36cm">
        <text:p/>
      </draw:line>
      <text:list xml:id="list4002475031" text:style-name="_5f_Numérotation_20_des_20_exercices">
        <text:list-item>
          <text:h text:style-name="P121" text:outline-level="1"><draw:custom-shape text:anchor-type="paragraph" draw:z-index="886" draw:name="Shape18" draw:style-name="gr9" draw:text-style-name="P124" svg:width="5.435cm" svg:height="2.673cm" svg:x="-0.605cm" svg:y="2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_5f_Caractères">Parmi les figures suivantes, entoure les deux seules qui sont des représentations correctes en perspective cavalière de parallélépipèdes rectangles.</text:span></text:h>
        </text:list-item>
      </text:list>
      <text:section text:style-name="Sect1" text:name="Section1">
        <text:h text:style-name="P118" text:outline-level="1"><draw:g text:anchor-type="paragraph" draw:z-index="871" draw:name="Shape1" draw:style-name="gr25"><draw:line draw:style-name="gr27" draw:text-style-name="P122" svg:x1="0.523cm" svg:y1="2.055cm" svg:x2="3.393cm" svg:y2="2.055cm"><text:p/></draw:line><draw:line draw:style-name="gr27" draw:text-style-name="P122" svg:x1="1.224cm" svg:y1="1.353cm" svg:x2="4.094cm" svg:y2="1.353cm"><text:p/></draw:line><draw:line draw:style-name="gr27" draw:text-style-name="P122" svg:x1="1.223cm" svg:y1="1.353cm" svg:x2="0.523cm" svg:y2="2.053cm"><text:p/></draw:line><draw:line draw:style-name="gr27" draw:text-style-name="P122" svg:x1="4.094cm" svg:y1="1.353cm" svg:x2="3.394cm" svg:y2="2.053cm"><text:p/></draw:line><draw:line draw:style-name="gr27" draw:text-style-name="P122" svg:x1="1.224cm" svg:y1="0.301cm" svg:x2="1.224cm" svg:y2="1.351cm"><text:p/></draw:line><draw:line draw:style-name="gr27" draw:text-style-name="P122" svg:x1="1.223cm" svg:y1="0.301cm" svg:x2="0.523cm" svg:y2="1.001cm"><text:p/></draw:line><draw:line draw:style-name="gr27" draw:text-style-name="P122" svg:x1="0.523cm" svg:y1="2.052cm" svg:x2="0.523cm" svg:y2="1.002cm"><text:p/></draw:line><draw:line draw:style-name="gr27" draw:text-style-name="P122" svg:x1="4.094cm" svg:y1="1.351cm" svg:x2="4.094cm" svg:y2="0.301cm"><text:p/></draw:line><draw:line draw:style-name="gr27" draw:text-style-name="P122" svg:x1="1.224cm" svg:y1="0.301cm" svg:x2="4.094cm" svg:y2="0.301cm"><text:p/></draw:line><draw:line draw:style-name="gr3" draw:text-style-name="P122" svg:x1="0.523cm" svg:y1="1.002cm" svg:x2="3.393cm" svg:y2="1.002cm"><text:p/></draw:line><draw:line draw:style-name="gr3" draw:text-style-name="P122" svg:x1="3.394cm" svg:y1="2.052cm" svg:x2="3.394cm" svg:y2="1.002cm"><text:p/></draw:line><draw:line draw:style-name="gr3" draw:text-style-name="P122" svg:x1="4.094cm" svg:y1="0.301cm" svg:x2="3.394cm" svg:y2="1.001cm"><text:p/></draw:line></draw:g><text:span text:style-name="_5f_Caractères"><text:s/></text:span></text:h>
        <text:h text:style-name="P118" text:outline-level="1"/>
        <text:h text:style-name="P118" text:outline-level="1"/>
        <text:h text:style-name="P118" text:outline-level="1"/>
        <text:h text:style-name="P118" text:outline-level="1"><draw:g text:anchor-type="paragraph" draw:z-index="872" draw:name="Shape2" draw:style-name="gr25"><draw:line draw:style-name="gr27" draw:text-style-name="P122" svg:x1="0.537cm" svg:y1="2.504cm" svg:x2="3.537cm" svg:y2="2.404cm"><text:p/></draw:line><draw:line draw:style-name="gr27" draw:text-style-name="P122" svg:x1="0.537cm" svg:y1="1.502cm" svg:x2="3.537cm" svg:y2="1.402cm"><text:p/></draw:line><draw:line draw:style-name="gr27" draw:text-style-name="P122" svg:x1="0.537cm" svg:y1="1.502cm" svg:x2="0.537cm" svg:y2="2.502cm"><text:p/></draw:line><draw:line draw:style-name="gr27" draw:text-style-name="P122" svg:x1="3.535cm" svg:y1="1.402cm" svg:x2="3.535cm" svg:y2="2.402cm"><text:p/></draw:line><draw:line draw:style-name="gr27" draw:text-style-name="P122" svg:x1="3.535cm" svg:y1="1.402cm" svg:x2="3.935cm" svg:y2="0.202cm"><text:p/></draw:line><draw:line draw:style-name="gr27" draw:text-style-name="P122" svg:x1="0.935cm" svg:y1="0.202cm" svg:x2="3.935cm" svg:y2="0.202cm"><text:p/></draw:line><draw:line draw:style-name="gr27" draw:text-style-name="P122" svg:x1="0.537cm" svg:y1="1.502cm" svg:x2="0.937cm" svg:y2="0.202cm"><text:p/></draw:line><draw:line draw:style-name="gr27" draw:text-style-name="P122" svg:x1="3.937cm" svg:y1="0.202cm" svg:x2="3.937cm" svg:y2="1.202cm"><text:p/></draw:line><draw:line draw:style-name="gr27" draw:text-style-name="P122" svg:x1="3.535cm" svg:y1="2.402cm" svg:x2="3.935cm" svg:y2="1.202cm"><text:p/></draw:line><draw:line draw:style-name="gr3" draw:text-style-name="P122" svg:x1="0.537cm" svg:y1="2.502cm" svg:x2="0.937cm" svg:y2="1.302cm"><text:p/></draw:line><draw:line draw:style-name="gr3" draw:text-style-name="P122" svg:x1="0.935cm" svg:y1="0.202cm" svg:x2="0.935cm" svg:y2="1.302cm"><text:p/></draw:line><draw:line draw:style-name="gr3" draw:text-style-name="P122" svg:x1="3.935cm" svg:y1="1.202cm" svg:x2="0.935cm" svg:y2="1.302cm"><text:p/></draw:line></draw:g><text:span text:style-name="_5f_Caractères"><text:s/></text:span></text:h>
        <text:h text:style-name="P118" text:outline-level="1"><draw:custom-shape text:anchor-type="paragraph" draw:z-index="887" draw:name="Shape18_0" draw:style-name="gr8" draw:text-style-name="P124" svg:width="5.165cm" svg:height="2.211cm" svg:x="4.06cm" svg:y="0.3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  <text:h text:style-name="P118" text:outline-level="1"/>
        <text:h text:style-name="P118" text:outline-level="1"/>
        <text:h text:style-name="P118" text:outline-level="1"><draw:g text:anchor-type="paragraph" draw:z-index="873" draw:name="Shape10" draw:style-name="gr25"><draw:line draw:style-name="gr27" draw:text-style-name="P122" svg:x1="0.493cm" svg:y1="3.198cm" svg:x2="3.493cm" svg:y2="3.198cm"><text:p/></draw:line><draw:line draw:style-name="gr27" draw:text-style-name="P122" svg:x1="0.493cm" svg:y1="1.2cm" svg:x2="3.493cm" svg:y2="1.2cm"><text:p/></draw:line><draw:line draw:style-name="gr27" draw:text-style-name="P122" svg:x1="0.493cm" svg:y1="1.2cm" svg:x2="0.493cm" svg:y2="3.2cm"><text:p/></draw:line><draw:line draw:style-name="gr27" draw:text-style-name="P122" svg:x1="3.491cm" svg:y1="1.2cm" svg:x2="3.491cm" svg:y2="3.2cm"><text:p/></draw:line><draw:line draw:style-name="gr27" draw:text-style-name="P122" svg:x1="3.491cm" svg:y1="1.2cm" svg:x2="3.991cm" svg:y2="0.2cm"><text:p/></draw:line><draw:line draw:style-name="gr27" draw:text-style-name="P122" svg:x1="0.493cm" svg:y1="1.2cm" svg:x2="0.993cm" svg:y2="0.2cm"><text:p/></draw:line><draw:line draw:style-name="gr27" draw:text-style-name="P122" svg:x1="3.491cm" svg:y1="3.196cm" svg:x2="3.991cm" svg:y2="2.196cm"><text:p/></draw:line><draw:line draw:style-name="gr3" draw:text-style-name="P122" svg:x1="0.493cm" svg:y1="3.196cm" svg:x2="0.993cm" svg:y2="2.196cm"><text:p/></draw:line><draw:line draw:style-name="gr3" draw:text-style-name="P122" svg:x1="3.993cm" svg:y1="2.196cm" svg:x2="0.993cm" svg:y2="2.196cm"><text:p/></draw:line><draw:line draw:style-name="gr22" draw:text-style-name="P122" svg:x1="3.993cm" svg:y1="0.2cm" svg:x2="0.993cm" svg:y2="0.2cm"><text:p/></draw:line><draw:line draw:style-name="gr22" draw:text-style-name="P122" svg:x1="3.994cm" svg:y1="0.2cm" svg:x2="3.994cm" svg:y2="2.2cm"><text:p/></draw:line><draw:line draw:style-name="gr3" draw:text-style-name="P122" svg:x1="0.993cm" svg:y1="0.2cm" svg:x2="0.993cm" svg:y2="2.2cm"><text:p/></draw:line></draw:g><text:span text:style-name="_5f_Caractères"><text:s/></text:span></text:h>
        <text:h text:style-name="P118" text:outline-level="1"/>
        <text:h text:style-name="P118" text:outline-level="1"/>
        <text:h text:style-name="P118" text:outline-level="1"/>
        <text:h text:style-name="P118" text:outline-level="1"><text:span text:style-name="_5f_Caractères"><text:s/></text:span></text:h>
        <text:h text:style-name="P118" text:outline-level="1"><draw:g text:anchor-type="paragraph" draw:z-index="874" draw:name="Shape11" draw:style-name="gr25"><draw:line draw:style-name="gr27" draw:text-style-name="P122" svg:x1="2.929cm" svg:y1="2.19cm" svg:x2="3.773cm" svg:y2="2.19cm"><text:p/></draw:line><draw:line draw:style-name="gr27" draw:text-style-name="P122" svg:x1="2.929cm" svg:y1="1.346cm" svg:x2="3.773cm" svg:y2="1.346cm"><text:p/></draw:line><draw:line draw:style-name="gr27" draw:text-style-name="P122" svg:x1="3.773cm" svg:y1="2.19cm" svg:x2="3.773cm" svg:y2="1.346cm"><text:p/></draw:line><draw:line draw:style-name="gr27" draw:text-style-name="P122" svg:x1="2.929cm" svg:y1="2.19cm" svg:x2="2.929cm" svg:y2="1.346cm"><text:p/></draw:line><draw:line draw:style-name="gr27" draw:text-style-name="P122" svg:x1="0.398cm" svg:y1="0.502cm" svg:x2="2.929cm" svg:y2="1.346cm"><text:p/></draw:line><draw:line draw:style-name="gr27" draw:text-style-name="P122" svg:x1="1.242cm" svg:y1="0.502cm" svg:x2="3.773cm" svg:y2="1.346cm"><text:p/></draw:line><draw:line draw:style-name="gr3" draw:text-style-name="P122" svg:x1="1.242cm" svg:y1="1.346cm" svg:x2="3.773cm" svg:y2="2.19cm"><text:p/></draw:line><draw:line draw:style-name="gr27" draw:text-style-name="P122" svg:x1="0.398cm" svg:y1="1.346cm" svg:x2="2.929cm" svg:y2="2.19cm"><text:p/></draw:line><draw:line draw:style-name="gr27" draw:text-style-name="P122" svg:x1="0.398cm" svg:y1="1.346cm" svg:x2="0.398cm" svg:y2="0.502cm"><text:p/></draw:line><draw:line draw:style-name="gr27" draw:text-style-name="P122" svg:x1="1.242cm" svg:y1="0.502cm" svg:x2="0.398cm" svg:y2="0.502cm"><text:p/></draw:line><draw:line draw:style-name="gr3" draw:text-style-name="P122" svg:x1="1.242cm" svg:y1="0.502cm" svg:x2="1.242cm" svg:y2="1.346cm"><text:p/></draw:line><draw:line draw:style-name="gr3" draw:text-style-name="P122" svg:x1="0.398cm" svg:y1="1.346cm" svg:x2="1.242cm" svg:y2="1.346cm"><text:p/></draw:line></draw:g></text:h>
        <text:h text:style-name="P118" text:outline-level="1"/>
        <text:h text:style-name="P118" text:outline-level="1"/>
      </text:section>
      <text:h text:style-name="_5f_Paragraphe" text:outline-level="1"><text:span text:style-name="_5f_Caractères"/></text:h>
      <text:list xml:id="list171042339343140" text:continue-numbering="true" text:style-name="_5f_Numérotation_20_des_20_exercices">
        <text:list-item>
          <text:h text:style-name="P120" text:outline-level="1"><text:span text:style-name="_5f_Caractères">Dans chaque cas, complète le dessin de façon à obtenir la représentation en perspective cavalière d'un parallélépipède rectangle.</text:span></text:h>
        </text:list-item>
      </text:list>
      <text:section text:style-name="Sect1" text:name="Section2">
        <text:list xml:id="list171040777944349" text:continue-numbering="true" text:style-name="_5f_Numérotation_20_des_20_exercices">
          <text:list-item>
            <text:list>
              <text:list-item>
                <text:p text:style-name="P109"><draw:g text:anchor-type="paragraph" draw:z-index="875" draw:name="Shape12" draw:style-name="gr25"><draw:g draw:style-name="gr2"><draw:custom-shape draw:style-name="gr26" draw:text-style-name="P132" svg:width="0.07cm" svg:height="0.07cm" svg:x="0.91cm" svg:y="0.7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cm" svg:y="0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7cm" svg:y="0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7cm" svg:y="0.6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3cm" svg:y="0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7cm" svg:y="0.7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cm" svg:y="0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7cm" svg:y="0.6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1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2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7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7cm" svg:y="1.15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2.723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7cm" svg:y="1.1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2cm" svg:y="1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7cm" svg:y="1.1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0.905cm" svg:y="1.5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6cm" svg:y="1.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2cm" svg:y="1.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1cm" svg:y="1.59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cm" svg:y="1.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1cm" svg:y="1.6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7cm" svg:y="1.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2cm" svg:y="1.5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12cm" svg:y="2.0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2cm" svg:y="2.0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1.817cm" svg:y="2.0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7cm" svg:y="2.0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5cm" svg:y="2.0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3.177cm" svg:y="2.0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2cm" svg:y="2.0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0.009cm" svg:y="2.0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12cm" svg:y="2.5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3cm" svg:y="2.5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9cm" svg:y="2.5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8cm" svg:y="2.5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5cm" svg:y="2.5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9cm" svg:y="2.5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4cm" svg:y="2.5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9cm" svg:y="2.5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7cm" svg:y="2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8cm" svg:y="2.9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3cm" svg:y="2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2.263cm" svg:y="2.9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2.722cm" svg:y="2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3cm" svg:y="2.97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7cm" svg:y="2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4cm" svg:y="2.9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7cm" svg:y="3.4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8cm" svg:y="3.4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3cm" svg:y="3.4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3cm" svg:y="3.4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2cm" svg:y="3.4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3cm" svg:y="3.42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9cm" svg:y="3.4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4cm" svg:y="3.4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7cm" svg:y="3.8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1.358cm" svg:y="3.8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5cm" svg:y="3.8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2.265cm" svg:y="3.8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2cm" svg:y="3.8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5cm" svg:y="3.8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9cm" svg:y="3.8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4cm" svg:y="3.8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8cm" svg:y="4.3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cm" svg:y="4.3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5cm" svg:y="4.3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5cm" svg:y="4.3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2.722cm" svg:y="4.3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5cm" svg:y="4.33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9cm" svg:y="4.33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0.005cm" svg:y="4.3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3cm" svg:y="4.7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5cm" svg:y="4.7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cm" svg:y="4.7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cm" svg:y="4.7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16cm" svg:y="4.7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cm" svg:y="4.78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5cm" svg:y="4.78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cm" svg:y="4.77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line draw:style-name="gr27" draw:text-style-name="P122" svg:x1="0.493cm" svg:y1="4.356cm" svg:x2="0.493cm" svg:y2="2.998cm"><text:p/></draw:line><draw:line draw:style-name="gr27" draw:text-style-name="P122" svg:x1="1.851cm" svg:y1="2.998cm" svg:x2="0.493cm" svg:y2="2.998cm"><text:p/></draw:line><draw:line draw:style-name="gr27" draw:text-style-name="P122" svg:x1="1.851cm" svg:y1="4.357cm" svg:x2="0.493cm" svg:y2="4.357cm"><text:p/></draw:line><draw:line draw:style-name="gr27" draw:text-style-name="P122" svg:x1="1.851cm" svg:y1="4.356cm" svg:x2="1.851cm" svg:y2="2.998cm"><text:p/></draw:line><draw:line draw:style-name="gr27" draw:text-style-name="P122" svg:x1="1.851cm" svg:y1="4.361cm" svg:x2="2.756cm" svg:y2="3.908cm"><text:p/></draw:line></draw:g></draw:g><text:span text:style-name="_5f_Caractères"/></text:p>
              </text:list-item>
            </text:list>
          </text:list-item>
        </text:list>
        <text:h text:style-name="P118" text:outline-level="1"/>
        <text:h text:style-name="P118" text:outline-level="1"/>
        <text:h text:style-name="P118" text:outline-level="1"/>
        <text:h text:style-name="P118" text:outline-level="1"><draw:g text:anchor-type="paragraph" draw:z-index="888" draw:name="DrawObject1" draw:style-name="gr1"><draw:line draw:name="Shape19" draw:style-name="gr7" draw:text-style-name="P123" svg:x1="1.85cm" svg:y1="0.552cm" svg:x2="2.755cm" svg:y2="0.097cm"><text:p/></draw:line><draw:line draw:name="Shape19_0" draw:style-name="gr7" draw:text-style-name="P123" svg:x1="1.85cm" svg:y1="0.552cm" svg:x2="2.755cm" svg:y2="0.097cm"><text:p/></draw:line><draw:line draw:name="Shape19_1" draw:style-name="gr7" draw:text-style-name="P123" svg:x1="0.492cm" svg:y1="0.552cm" svg:x2="1.397cm" svg:y2="0.097cm"><text:p/></draw:line><draw:line draw:name="Shape19_2" draw:style-name="gr7" draw:text-style-name="P123" svg:x1="0.492cm" svg:y1="0.552cm" svg:x2="1.397cm" svg:y2="0.097cm"><text:p/></draw:line><draw:line draw:name="Shape19_3" draw:style-name="gr6" draw:text-style-name="P123" svg:x1="0.492cm" svg:y1="1.91cm" svg:x2="1.397cm" svg:y2="1.455cm"><text:p/></draw:line><draw:line draw:name="Shape19_4" draw:style-name="gr6" draw:text-style-name="P123" svg:x1="0.492cm" svg:y1="1.91cm" svg:x2="1.397cm" svg:y2="1.455cm"><text:p/></draw:line><draw:line draw:name="Shape19_5" draw:style-name="gr6" draw:text-style-name="P123" svg:x1="1.397cm" svg:y1="1.49cm" svg:x2="1.397cm" svg:y2="0.097cm"><text:p/></draw:line><draw:line draw:name="Shape19_6" draw:style-name="gr6" draw:text-style-name="P123" svg:x1="1.397cm" svg:y1="1.49cm" svg:x2="1.397cm" svg:y2="0.097cm"><text:p/></draw:line><draw:line draw:name="Shape19_7" draw:style-name="gr5" draw:text-style-name="P123" svg:x1="2.755cm" svg:y1="1.49cm" svg:x2="2.755cm" svg:y2="0.097cm"><text:p/></draw:line><draw:line draw:name="Shape19_8" draw:style-name="gr5" draw:text-style-name="P123" svg:x1="1.363cm" svg:y1="0.097cm" svg:x2="2.755cm" svg:y2="0.097cm"><text:p/></draw:line><draw:line draw:name="Shape19_9" draw:style-name="gr6" draw:text-style-name="P123" svg:x1="1.363cm" svg:y1="1.462cm" svg:x2="2.721cm" svg:y2="1.462cm"><text:p/></draw:line><draw:line draw:name="Shape19_10" draw:style-name="gr6" draw:text-style-name="P123" svg:x1="1.363cm" svg:y1="1.462cm" svg:x2="2.721cm" svg:y2="1.462cm"><text:p/></draw:line></draw:g></text:h>
        <text:h text:style-name="P118" text:outline-level="1"/>
        <text:h text:style-name="P118" text:outline-level="1"/>
        <text:h text:style-name="P118" text:outline-level="1"/>
        <text:list xml:id="list171041933697506" text:continue-numbering="true" text:style-name="_5f_Numérotation_20_des_20_exercices">
          <text:list-item>
            <text:list>
              <text:list-item>
                <text:p text:style-name="P109"><text:span text:style-name="_5f_Caractères"><text:s/></text:span></text:p>
              </text:list-item>
            </text:list>
          </text:list-item>
        </text:list>
        <text:h text:style-name="P118" text:outline-level="1"><draw:g text:anchor-type="paragraph" draw:z-index="876" draw:name="Shape13" draw:style-name="gr25"><draw:g draw:style-name="gr2"><draw:custom-shape draw:style-name="gr26" draw:text-style-name="P132" svg:width="0.07cm" svg:height="0.07cm" svg:x="0.91cm" svg:y="0.3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cm" svg:y="0.3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7cm" svg:y="0.3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7cm" svg:y="0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3cm" svg:y="0.3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7cm" svg:y="0.3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cm" svg:y="0.3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7cm" svg:y="0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1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2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7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7cm" svg:y="0.7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2.723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7cm" svg:y="0.7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2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7cm" svg:y="0.7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0.905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6cm" svg:y="1.2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2cm" svg:y="1.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1cm" svg:y="1.1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cm" svg:y="1.2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1cm" svg:y="1.2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7cm" svg:y="1.2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2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12cm" svg:y="1.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2cm" svg:y="1.6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1.817cm" svg:y="1.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7cm" svg:y="1.6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5cm" svg:y="1.6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3.177cm" svg:y="1.6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2cm" svg:y="1.6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0.009cm" svg:y="1.6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12cm" svg:y="2.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3cm" svg:y="2.1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9cm" svg:y="2.1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8cm" svg:y="2.1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5cm" svg:y="2.1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9cm" svg:y="2.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4cm" svg:y="2.1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9cm" svg:y="2.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7cm" svg:y="2.5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8cm" svg:y="2.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3cm" svg:y="2.5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2.263cm" svg:y="2.5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2.722cm" svg:y="2.5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3cm" svg:y="2.57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7cm" svg:y="2.5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4cm" svg:y="2.5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7cm" svg:y="3.0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8cm" svg:y="3.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3cm" svg:y="3.0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3cm" svg:y="3.0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2cm" svg:y="3.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3cm" svg:y="3.0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9cm" svg:y="3.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4cm" svg:y="3.0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7cm" svg:y="3.4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1.358cm" svg:y="3.4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5cm" svg:y="3.4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2.265cm" svg:y="3.4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22cm" svg:y="3.4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5cm" svg:y="3.47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9cm" svg:y="3.4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4cm" svg:y="3.4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8cm" svg:y="3.9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cm" svg:y="3.93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5cm" svg:y="3.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5cm" svg:y="3.9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2.722cm" svg:y="3.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5cm" svg:y="3.93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9cm" svg:y="3.93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0.005cm" svg:y="3.9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3cm" svg:y="4.3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5cm" svg:y="4.38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cm" svg:y="4.3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cm" svg:y="4.3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16cm" svg:y="4.38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cm" svg:y="4.3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5cm" svg:y="4.38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cm" svg:y="4.3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line draw:style-name="gr27" draw:text-style-name="P122" svg:x1="0.498cm" svg:y1="3.959cm" svg:x2="0.498cm" svg:y2="2.601cm"><text:p/></draw:line><draw:line draw:style-name="gr27" draw:text-style-name="P122" svg:x1="0.498cm" svg:y1="3.96cm" svg:x2="1.403cm" svg:y2="3.96cm"><text:p/></draw:line><draw:line draw:style-name="gr27" draw:text-style-name="P122" svg:x1="1.403cm" svg:y1="3.959cm" svg:x2="1.403cm" svg:y2="2.601cm"><text:p/></draw:line><draw:line draw:style-name="gr27" draw:text-style-name="P122" svg:x1="0.498cm" svg:y1="2.601cm" svg:x2="1.403cm" svg:y2="2.601cm"><text:p/></draw:line><draw:line draw:style-name="gr27" draw:text-style-name="P122" svg:x1="0.498cm" svg:y1="2.601cm" svg:x2="1.403cm" svg:y2="1.696cm"><text:p/></draw:line></draw:g></draw:g></text:h>
        <text:h text:style-name="P118" text:outline-level="1"/>
        <text:h text:style-name="P118" text:outline-level="1"><draw:g text:anchor-type="paragraph" draw:z-index="892" draw:name="DrawObject3" draw:style-name="gr1"><draw:g draw:name="Shape16" draw:style-name="gr2"><draw:line draw:style-name="gr3" draw:text-style-name="P122" svg:x1="7.83cm" svg:y1="2.276cm" svg:x2="7.83cm" svg:y2="0.776cm"><text:p/></draw:line><draw:line draw:style-name="gr3" draw:text-style-name="P122" svg:x1="3.828cm" svg:y1="0.776cm" svg:x2="7.828cm" svg:y2="0.776cm"><text:p/></draw:line><draw:line draw:style-name="gr3" draw:text-style-name="P122" svg:x1="8.83cm" svg:y1="0.074cm" svg:x2="7.83cm" svg:y2="0.774cm"><text:p/></draw:line></draw:g><draw:line draw:name="Shape19_48" draw:style-name="gr5" draw:text-style-name="P123" svg:x1="3.853cm" svg:y1="0.776cm" svg:x2="3.853cm" svg:y2="2.277cm"><text:p/></draw:line><draw:line draw:name="Shape19_49" draw:style-name="gr5" draw:text-style-name="P123" svg:x1="3.853cm" svg:y1="0.776cm" svg:x2="3.853cm" svg:y2="2.277cm"><text:p/></draw:line><draw:line draw:name="Shape19_50" draw:style-name="gr5" draw:text-style-name="P123" svg:x1="8.83cm" svg:y1="0.075cm" svg:x2="8.83cm" svg:y2="1.576cm"><text:p/></draw:line><draw:line draw:name="Shape19_52" draw:style-name="gr5" draw:text-style-name="P123" svg:x1="8.83cm" svg:y1="0.075cm" svg:x2="8.83cm" svg:y2="0.862cm"><text:p/></draw:line><draw:line draw:name="Shape19_53" draw:style-name="gr5" draw:text-style-name="P123" svg:x1="8.83cm" svg:y1="0.075cm" svg:x2="8.83cm" svg:y2="0.862cm"><text:p/></draw:line><draw:line draw:name="Shape19_54" draw:style-name="gr5" draw:text-style-name="P123" svg:x1="8.831cm" svg:y1="0.075cm" svg:x2="4.853cm" svg:y2="0.075cm"><text:p/></draw:line><draw:line draw:name="Shape19_55" draw:style-name="gr5" draw:text-style-name="P123" svg:x1="3.828cm" svg:y1="0.775cm" svg:x2="4.853cm" svg:y2="0.075cm"><text:p/></draw:line><draw:line draw:name="Shape19_56" draw:style-name="gr5" draw:text-style-name="P123" svg:x1="8.831cm" svg:y1="1.577cm" svg:x2="4.853cm" svg:y2="1.577cm"><text:p/></draw:line><draw:line draw:name="Shape19_57" draw:style-name="gr5" draw:text-style-name="P123" svg:x1="7.831cm" svg:y1="2.25cm" svg:x2="3.853cm" svg:y2="2.25cm"><text:p/></draw:line><draw:line draw:name="Shape19_58" draw:style-name="gr5" draw:text-style-name="P123" svg:x1="3.853cm" svg:y1="2.25cm" svg:x2="4.878cm" svg:y2="1.55cm"><text:p/></draw:line><draw:line draw:name="Shape19_59" draw:style-name="gr5" draw:text-style-name="P123" svg:x1="7.83cm" svg:y1="2.25cm" svg:x2="8.855cm" svg:y2="1.55cm"><text:p/></draw:line><draw:line draw:name="Shape19_60" draw:style-name="gr5" draw:text-style-name="P123" svg:x1="4.853cm" svg:y1="0.049cm" svg:x2="4.853cm" svg:y2="1.55cm"><text:p/></draw:line></draw:g><draw:g text:anchor-type="paragraph" draw:z-index="889" draw:name="DrawObject6" draw:style-name="gr1"><draw:line draw:name="Shape19_20" draw:style-name="gr6" draw:text-style-name="P123" svg:x1="1.402cm" svg:y1="1.831cm" svg:x2="1.402cm" svg:y2="0.473cm"><text:p/></draw:line><draw:line draw:name="Shape19_21" draw:style-name="gr6" draw:text-style-name="P123" svg:x1="1.402cm" svg:y1="1.831cm" svg:x2="1.402cm" svg:y2="0.473cm"><text:p/></draw:line><draw:line draw:name="Shape19_11" draw:style-name="gr5" draw:text-style-name="P123" svg:x1="1.402cm" svg:y1="0.473cm" svg:x2="2.293cm" svg:y2="0.473cm"><text:p/></draw:line><draw:line draw:name="Shape19_12" draw:style-name="gr5" draw:text-style-name="P123" svg:x1="1.402cm" svg:y1="0.473cm" svg:x2="2.293cm" svg:y2="0.473cm"><text:p/></draw:line><draw:line draw:name="Shape19_13" draw:style-name="gr6" draw:text-style-name="P123" svg:x1="1.372cm" svg:y1="1.826cm" svg:x2="2.263cm" svg:y2="1.826cm"><text:p/></draw:line><draw:line draw:name="Shape19_14" draw:style-name="gr5" draw:text-style-name="P123" svg:x1="1.402cm" svg:y1="2.736cm" svg:x2="2.293cm" svg:y2="1.831cm"><text:p/></draw:line><draw:line draw:name="Shape19_15" draw:style-name="gr5" draw:text-style-name="P123" svg:x1="1.402cm" svg:y1="2.736cm" svg:x2="2.293cm" svg:y2="1.831cm"><text:p/></draw:line><draw:line draw:name="Shape19_16" draw:style-name="gr5" draw:text-style-name="P123" svg:x1="1.402cm" svg:y1="1.378cm" svg:x2="2.293cm" svg:y2="0.473cm"><text:p/></draw:line><draw:line draw:name="Shape19_17" draw:style-name="gr5" draw:text-style-name="P123" svg:x1="1.402cm" svg:y1="1.378cm" svg:x2="2.293cm" svg:y2="0.473cm"><text:p/></draw:line><draw:line draw:name="Shape19_18" draw:style-name="gr5" draw:text-style-name="P123" svg:x1="2.293cm" svg:y1="1.831cm" svg:x2="2.293cm" svg:y2="0.473cm"><text:p/></draw:line><draw:line draw:name="Shape19_19" draw:style-name="gr5" draw:text-style-name="P123" svg:x1="2.293cm" svg:y1="1.831cm" svg:x2="2.293cm" svg:y2="0.473cm"><text:p/></draw:line><draw:line draw:name="Shape19_22" draw:style-name="gr6" draw:text-style-name="P123" svg:x1="0.497cm" svg:y1="2.736cm" svg:x2="1.388cm" svg:y2="1.831cm"><text:p/></draw:line></draw:g></text:h>
        <text:h text:style-name="P118" text:outline-level="1"/>
        <text:h text:style-name="P118" text:outline-level="1"/>
        <text:h text:style-name="P118" text:outline-level="1"/>
        <text:h text:style-name="P118" text:outline-level="1"/>
        <text:list xml:id="list171041760720126" text:continue-numbering="true" text:style-name="_5f_Numérotation_20_des_20_exercices">
          <text:list-item>
            <text:list>
              <text:list-item>
                <text:p text:style-name="P109"><text:span text:style-name="_5f_Caractères"><text:s/></text:span></text:p>
              </text:list-item>
            </text:list>
          </text:list-item>
        </text:list>
        <text:h text:style-name="P118" text:outline-level="1"><draw:g text:anchor-type="paragraph" draw:z-index="877" draw:name="Shape14" draw:style-name="gr25"><draw:g draw:style-name="gr2"><draw:custom-shape draw:style-name="gr26" draw:text-style-name="P132" svg:width="0.071cm" svg:height="0.066cm" svg:x="0.877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27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68cm" svg:x="1.784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2.228cm" svg:y="-0.0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68cm" svg:x="2.685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3.135cm" svg:y="-0.08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0.432cm" svg:y="-0.09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-0.023cm" svg:y="-0.09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6cm" svg:x="0.879cm" svg:y="0.3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68cm" svg:x="1.328cm" svg:y="0.3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68cm" svg:x="1.784cm" svg:y="0.36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1cm" svg:x="2.228cm" svg:y="0.3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6cm" svg:x="2.685cm" svg:y="0.3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3.135cm" svg:y="0.3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68cm" svg:x="0.432cm" svg:y="0.3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-0.021cm" svg:y="0.3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3cm" svg:height="0.071cm" svg:x="0.872cm" svg:y="0.7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1.323cm" svg:y="0.80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1.778cm" svg:y="0.7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1cm" svg:x="2.223cm" svg:y="0.79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68cm" svg:y="0.7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3.131cm" svg:y="0.8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27cm" svg:y="0.79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-0.026cm" svg:y="0.7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68cm" svg:x="0.879cm" svg:y="1.2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1.328cm" svg:y="1.2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784cm" svg:y="1.2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3cm" svg:height="0.068cm" svg:x="2.228cm" svg:y="1.2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685cm" svg:y="1.2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3.136cm" svg:y="1.2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32cm" svg:y="1.2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-0.021cm" svg:y="1.2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3cm" svg:height="0.068cm" svg:x="0.879cm" svg:y="1.7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68cm" svg:x="1.33cm" svg:y="1.7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784cm" svg:y="1.7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2.23cm" svg:y="1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2.687cm" svg:y="1.7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3.138cm" svg:y="1.7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0.434cm" svg:y="1.7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1cm" svg:x="-0.021cm" svg:y="1.7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3cm" svg:height="0.071cm" svg:x="0.873cm" svg:y="2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1.325cm" svg:y="2.1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3cm" svg:x="1.78cm" svg:y="2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26cm" svg:y="2.1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2.683cm" svg:y="2.1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33cm" svg:y="2.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0.429cm" svg:y="2.1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-0.024cm" svg:y="2.1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0.875cm" svg:y="2.6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1.325cm" svg:y="2.6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1.78cm" svg:y="2.6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2.226cm" svg:y="2.60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2.683cm" svg:y="2.6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33cm" svg:y="2.6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6cm" svg:height="0.07cm" svg:x="0.431cm" svg:y="2.6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68cm" svg:x="-0.024cm" svg:y="2.6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1cm" svg:x="0.875cm" svg:y="3.0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25cm" svg:y="3.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1.78cm" svg:y="3.0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26cm" svg:y="3.0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2.683cm" svg:y="3.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1cm" svg:x="3.133cm" svg:y="3.0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0.431cm" svg:y="3.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-0.024cm" svg:y="3.0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68cm" svg:x="0.875cm" svg:y="3.5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1.327cm" svg:y="3.5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78cm" svg:y="3.51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2.226cm" svg:y="3.5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6cm" svg:height="0.07cm" svg:x="2.685cm" svg:y="3.5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68cm" svg:x="3.133cm" svg:y="3.5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0.431cm" svg:y="3.5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-0.024cm" svg:y="3.5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68cm" svg:x="0.87cm" svg:y="3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1.321cm" svg:y="3.9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68cm" svg:x="1.773cm" svg:y="3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68cm" svg:x="2.221cm" svg:y="3.9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678cm" svg:y="3.9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29cm" svg:y="3.97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0.425cm" svg:y="3.9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-0.028cm" svg:y="3.9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line draw:style-name="gr27" draw:text-style-name="P122" svg:x1="1.822cm" svg:y1="3.548cm" svg:x2="1.822cm" svg:y2="2.646cm"><text:p/></draw:line><draw:line draw:style-name="gr27" draw:text-style-name="P122" svg:x1="1.822cm" svg:y1="3.548cm" svg:x2="2.724cm" svg:y2="3.097cm"><text:p/></draw:line><draw:line draw:style-name="gr27" draw:text-style-name="P122" svg:x1="0.469cm" svg:y1="2.646cm" svg:x2="1.822cm" svg:y2="2.646cm"><text:p/></draw:line></draw:g></draw:g></text:h>
        <text:h text:style-name="P118" text:outline-level="1"/>
        <text:h text:style-name="P118" text:outline-level="1"/>
        <text:h text:style-name="P118" text:outline-level="1"><draw:g text:anchor-type="paragraph" draw:z-index="890" draw:name="DrawObject5" draw:style-name="gr1"><draw:line draw:name="Shape19_23" draw:style-name="gr5" draw:text-style-name="P123" svg:x1="0.469cm" svg:y1="0.81cm" svg:x2="1.36cm" svg:y2="0.355cm"><text:p/></draw:line><draw:line draw:name="Shape19_24" draw:style-name="gr5" draw:text-style-name="P123" svg:x1="0.469cm" svg:y1="0.81cm" svg:x2="1.36cm" svg:y2="0.355cm"><text:p/></draw:line><draw:line draw:name="Shape19_25" draw:style-name="gr5" draw:text-style-name="P123" svg:x1="1.822cm" svg:y1="0.81cm" svg:x2="2.713cm" svg:y2="0.355cm"><text:p/></draw:line><draw:line draw:name="Shape19_26" draw:style-name="gr5" draw:text-style-name="P123" svg:x1="1.822cm" svg:y1="0.81cm" svg:x2="2.713cm" svg:y2="0.355cm"><text:p/></draw:line><draw:line draw:name="Shape19_27" draw:style-name="gr6" draw:text-style-name="P123" svg:x1="0.497cm" svg:y1="1.71cm" svg:x2="1.388cm" svg:y2="1.255cm"><text:p/></draw:line><draw:line draw:name="Shape19_28" draw:style-name="gr6" draw:text-style-name="P123" svg:x1="0.497cm" svg:y1="1.71cm" svg:x2="1.388cm" svg:y2="1.255cm"><text:p/></draw:line><draw:line draw:name="Shape19_29" draw:style-name="gr5" draw:text-style-name="P123" svg:x1="2.713cm" svg:y1="0.355cm" svg:x2="1.36cm" svg:y2="0.355cm"><text:p/></draw:line><draw:line draw:name="Shape19_30" draw:style-name="gr5" draw:text-style-name="P123" svg:x1="2.713cm" svg:y1="0.355cm" svg:x2="1.36cm" svg:y2="0.355cm"><text:p/></draw:line><draw:line draw:name="Shape19_31" draw:style-name="gr5" draw:text-style-name="P123" svg:x1="2.713cm" svg:y1="0.355cm" svg:x2="2.724cm" svg:y2="1.262cm"><text:p/></draw:line><draw:line draw:name="Shape19_32" draw:style-name="gr5" draw:text-style-name="P123" svg:x1="2.713cm" svg:y1="0.355cm" svg:x2="2.724cm" svg:y2="1.262cm"><text:p/></draw:line><draw:line draw:name="Shape19_33" draw:style-name="gr5" draw:text-style-name="P123" svg:x1="0.469cm" svg:y1="0.81cm" svg:x2="0.48cm" svg:y2="1.717cm"><text:p/></draw:line><draw:line draw:name="Shape19_34" draw:style-name="gr5" draw:text-style-name="P123" svg:x1="1.833cm" svg:y1="1.717cm" svg:x2="0.48cm" svg:y2="1.717cm"><text:p/></draw:line><draw:line draw:name="Shape19_35" draw:style-name="gr6" draw:text-style-name="P123" svg:x1="2.723cm" svg:y1="1.255cm" svg:x2="1.37cm" svg:y2="1.255cm"><text:p/></draw:line><draw:line draw:name="Shape19_36" draw:style-name="gr6" draw:text-style-name="P123" svg:x1="1.36cm" svg:y1="0.355cm" svg:x2="1.371cm" svg:y2="1.255cm"><text:p/></draw:line></draw:g></text:h>
        <text:h text:style-name="P118" text:outline-level="1"/>
        <text:h text:style-name="P118" text:outline-level="1"/>
        <text:h text:style-name="P118" text:outline-level="1"/>
        <text:list xml:id="list171042078578967" text:continue-numbering="true" text:style-name="_5f_Numérotation_20_des_20_exercices">
          <text:list-item>
            <text:list>
              <text:list-item>
                <text:p text:style-name="P109"><text:span text:style-name="_5f_Caractères"><text:s/></text:span></text:p>
              </text:list-item>
            </text:list>
          </text:list-item>
        </text:list>
        <text:h text:style-name="P118" text:outline-level="1"><draw:g text:anchor-type="paragraph" draw:z-index="878" draw:name="Shape15" draw:style-name="gr25"><draw:g draw:style-name="gr2"><draw:custom-shape draw:style-name="gr26" draw:text-style-name="P132" svg:width="0.07cm" svg:height="0.07cm" svg:x="0.907cm" svg:y="0.3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6cm" svg:y="0.3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2cm" svg:y="0.3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cm" svg:y="0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16cm" svg:y="0.3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68cm" svg:y="0.31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0.46cm" svg:y="0.3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0.007cm" svg:y="0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8cm" svg:y="0.7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1.358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1.812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2.26cm" svg:y="0.75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7cm" svg:x="2.716cm" svg:y="0.7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3.168cm" svg:y="0.7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0.46cm" svg:y="0.7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7cm" svg:y="0.7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3cm" svg:y="1.1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3cm" svg:y="1.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1.808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2.256cm" svg:y="1.19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2.713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1cm" svg:x="3.164cm" svg:y="1.20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5cm" svg:y="1.19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0.002cm" svg:y="1.19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8cm" svg:y="1.6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8cm" svg:y="1.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3cm" svg:y="1.6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2.261cm" svg:y="1.6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18cm" svg:y="1.6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cm" svg:y="1.66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cm" svg:y="1.6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0.009cm" svg:y="1.6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68cm" svg:x="0.908cm" svg:y="2.1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6cm" svg:y="2.1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3cm" svg:y="2.10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61cm" svg:y="2.10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18cm" svg:y="2.1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7cm" svg:y="2.1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62cm" svg:y="2.1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9cm" svg:y="2.1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0.905cm" svg:y="2.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5cm" svg:y="2.5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08cm" svg:y="2.5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58cm" svg:y="2.55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2.713cm" svg:y="2.5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64cm" svg:y="2.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7cm" svg:y="2.5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4cm" svg:y="2.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5cm" svg:y="3.0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5cm" svg:y="3.0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08cm" svg:y="3.01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58cm" svg:y="3.00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1cm" svg:height="0.068cm" svg:x="2.713cm" svg:y="3.0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3.164cm" svg:y="3.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0.457cm" svg:y="3.01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4cm" svg:y="3.0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5cm" svg:y="3.45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1.355cm" svg:y="3.4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cm" svg:y="3.4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58cm" svg:y="3.45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15cm" svg:y="3.4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66cm" svg:y="3.4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7cm" svg:y="3.46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4cm" svg:y="3.4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905cm" svg:y="3.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1.356cm" svg:y="3.9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1cm" svg:y="3.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58cm" svg:y="3.91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715cm" svg:y="3.9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66cm" svg:y="3.92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68cm" svg:height="0.07cm" svg:x="0.459cm" svg:y="3.92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005cm" svg:y="3.9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68cm" svg:x="0.901cm" svg:y="4.3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351cm" svg:y="4.37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1.804cm" svg:y="4.3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2.252cm" svg:y="4.36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1cm" svg:x="2.709cm" svg:y="4.3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3.161cm" svg:y="4.3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.453cm" svg:y="4.371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6" draw:text-style-name="P132" svg:width="0.07cm" svg:height="0.07cm" svg:x="0cm" svg:y="4.3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line draw:style-name="gr27" draw:text-style-name="P122" svg:x1="1.851cm" svg:y1="4.401cm" svg:x2="1.851cm" svg:y2="2.595cm"><text:p/></draw:line><draw:line draw:style-name="gr27" draw:text-style-name="P122" svg:x1="0.948cm" svg:y1="2.595cm" svg:x2="1.851cm" svg:y2="2.595cm"><text:p/></draw:line><draw:line draw:style-name="gr27" draw:text-style-name="P122" svg:x1="0.948cm" svg:y1="2.595cm" svg:x2="1.851cm" svg:y2="1.692cm"><text:p/></draw:line></draw:g></draw:g></text:h>
        <text:h text:style-name="P118" text:outline-level="1"/>
        <text:h text:style-name="P118" text:outline-level="1"><draw:g text:anchor-type="paragraph" draw:z-index="891" draw:name="DrawObject2" draw:style-name="gr1"><draw:line draw:name="Shape19_43" draw:style-name="gr6" draw:text-style-name="P123" svg:x1="1.85cm" svg:y1="0.468cm" svg:x2="1.866cm" svg:y2="2.276cm"><text:p/></draw:line><draw:line draw:name="Shape19_37" draw:style-name="gr6" draw:text-style-name="P123" svg:x1="2.751cm" svg:y1="2.267cm" svg:x2="1.85cm" svg:y2="2.267cm"><text:p/></draw:line><draw:line draw:name="Shape19_38" draw:style-name="gr6" draw:text-style-name="P123" svg:x1="2.751cm" svg:y1="2.267cm" svg:x2="1.85cm" svg:y2="2.267cm"><text:p/></draw:line><draw:line draw:name="Shape19_39" draw:style-name="gr5" draw:text-style-name="P123" svg:x1="2.752cm" svg:y1="2.267cm" svg:x2="1.829cm" svg:y2="3.214cm"><text:p/></draw:line><draw:line draw:name="Shape19_40" draw:style-name="gr5" draw:text-style-name="P123" svg:x1="2.735cm" svg:y1="0.459cm" svg:x2="1.85cm" svg:y2="1.371cm"><text:p/></draw:line><draw:line draw:name="Shape19_41" draw:style-name="gr5" draw:text-style-name="P123" svg:x1="2.735cm" svg:y1="0.459cm" svg:x2="2.751cm" svg:y2="2.267cm"><text:p/></draw:line><draw:line draw:name="Shape19_42" draw:style-name="gr5" draw:text-style-name="P123" svg:x1="2.735cm" svg:y1="0.459cm" svg:x2="2.751cm" svg:y2="2.267cm"><text:p/></draw:line><draw:line draw:name="Shape19_44" draw:style-name="gr5" draw:text-style-name="P123" svg:x1="2.714cm" svg:y1="0.468cm" svg:x2="1.813cm" svg:y2="0.468cm"><text:p/></draw:line><draw:line draw:name="Shape19_45" draw:style-name="gr5" draw:text-style-name="P123" svg:x1="0.931cm" svg:y1="1.371cm" svg:x2="0.947cm" svg:y2="3.179cm"><text:p/></draw:line><draw:line draw:name="Shape19_46" draw:style-name="gr5" draw:text-style-name="P123" svg:x1="1.832cm" svg:y1="3.179cm" svg:x2="0.931cm" svg:y2="3.179cm"><text:p/></draw:line><draw:line draw:name="Shape19_47" draw:style-name="gr6" draw:text-style-name="P123" svg:x1="1.873cm" svg:y1="2.237cm" svg:x2="0.95cm" svg:y2="3.184cm"><text:p/></draw:line></draw:g></text:h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list xml:id="list171040841178651" text:continue-numbering="true" text:style-name="_5f_Numérotation_20_des_20_exercices">
          <text:list-item>
            <text:list>
              <text:list-item>
                <text:p text:style-name="P109"><text:span text:style-name="_5f_Caractères"><text:s/></text:span></text:p>
              </text:list-item>
            </text:list>
          </text:list-item>
        </text:list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list xml:id="list171041740252568" text:continue-numbering="true" text:style-name="_5f_Numérotation_20_des_20_exercices">
          <text:list-item>
            <text:list>
              <text:list-item>
                <text:p text:style-name="P109"><text:span text:style-name="_5f_Caractères"><text:s/></text:span></text:p>
              </text:list-item>
            </text:list>
          </text:list-item>
        </text:list>
        <text:h text:style-name="P118" text:outline-level="1"><draw:g text:anchor-type="paragraph" draw:z-index="893" draw:name="DrawObject4" draw:style-name="gr1"><draw:g draw:name="Shape17" draw:style-name="gr2"><draw:line draw:style-name="gr3" draw:text-style-name="P122" svg:x1="1.097cm" svg:y1="2.399cm" svg:x2="0.697cm" svg:y2="0.299cm"><text:p/></draw:line><draw:line draw:style-name="gr4" draw:text-style-name="P122" svg:x1="2.697cm" svg:y1="1.399cm" svg:x2="0.697cm" svg:y2="0.299cm"><text:p/></draw:line><draw:line draw:style-name="gr3" draw:text-style-name="P122" svg:x1="1.099cm" svg:y1="2.399cm" svg:x2="-0.039cm" svg:y2="2.678cm"><text:p/></draw:line></draw:g><draw:line draw:name="Shape19_51" draw:style-name="gr5" draw:text-style-name="P123" svg:x1="2.697cm" svg:y1="1.399cm" svg:x2="3.099cm" svg:y2="3.472cm"><text:p/></draw:line><draw:line draw:name="Shape19_61" draw:style-name="gr5" draw:text-style-name="P123" svg:x1="2.697cm" svg:y1="1.399cm" svg:x2="3.099cm" svg:y2="3.472cm"><text:p/></draw:line><draw:line draw:name="Shape19_62" draw:style-name="gr5" draw:text-style-name="P123" svg:x1="-0.441cm" svg:y1="0.605cm" svg:x2="-0.039cm" svg:y2="2.678cm"><text:p/></draw:line><draw:line draw:name="Shape19_63" draw:style-name="gr5" draw:text-style-name="P123" svg:x1="-0.441cm" svg:y1="0.605cm" svg:x2="-0.039cm" svg:y2="2.678cm"><text:p/></draw:line><draw:line draw:name="Shape19_64" draw:style-name="gr5" draw:text-style-name="P123" svg:x1="1.617cm" svg:y1="1.678cm" svg:x2="2.019cm" svg:y2="3.714cm"><text:p/></draw:line><draw:line draw:name="Shape19_67" draw:style-name="gr5" draw:text-style-name="P123" svg:x1="3.1cm" svg:y1="3.434cm" svg:x2="2.02cm" svg:y2="3.713cm"><text:p/></draw:line><draw:line draw:name="Shape19_68" draw:style-name="gr5" draw:text-style-name="P123" svg:x1="3.1cm" svg:y1="3.434cm" svg:x2="2.02cm" svg:y2="3.713cm"><text:p/></draw:line><draw:line draw:name="Shape19_69" draw:style-name="gr5" draw:text-style-name="P123" svg:x1="2.697cm" svg:y1="1.399cm" svg:x2="1.617cm" svg:y2="1.678cm"><text:p/></draw:line><draw:line draw:name="Shape19_70" draw:style-name="gr5" draw:text-style-name="P123" svg:x1="0.697cm" svg:y1="0.3cm" svg:x2="-0.441cm" svg:y2="0.605cm"><text:p/></draw:line><draw:line draw:name="Shape19_71" draw:style-name="gr5" draw:text-style-name="P123" svg:x1="2.019cm" svg:y1="3.713cm" svg:x2="-0.039cm" svg:y2="2.678cm"><text:p/></draw:line><draw:line draw:name="Shape19_72" draw:style-name="gr5" draw:text-style-name="P123" svg:x1="2.019cm" svg:y1="3.713cm" svg:x2="-0.039cm" svg:y2="2.678cm"><text:p/></draw:line><draw:line draw:name="Shape19_73" draw:style-name="gr5" draw:text-style-name="P123" svg:x1="1.617cm" svg:y1="1.677cm" svg:x2="-0.441cm" svg:y2="0.642cm"><text:p/></draw:line><draw:line draw:name="Shape19_74" draw:style-name="gr5" draw:text-style-name="P123" svg:x1="1.617cm" svg:y1="1.677cm" svg:x2="-0.441cm" svg:y2="0.642cm"><text:p/></draw:line><draw:line draw:name="Shape19_75" draw:style-name="gr6" draw:text-style-name="P123" svg:x1="3.099cm" svg:y1="3.434cm" svg:x2="1.099cm" svg:y2="2.399cm"><text:p/></draw:line></draw:g></text:h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  <text:h text:style-name="P118" text:outline-level="1"/>
      </text:section>
      <text:list xml:id="list171042243833464" text:continue-numbering="true" text:style-name="_5f_Numérotation_20_des_20_exercices">
        <text:list-item>
          <text:h text:style-name="P120" text:outline-level="1"><text:span text:style-name="_5f_Caractères">Un coffre à jouet a la forme d'un parallélépipède rectangle de largeur 30 cm, de longueur 50 cm et de hauteur 40 cm.</text:span></text:h>
          <text:list>
            <text:list-item>
              <text:p text:style-name="P109"><text:span text:style-name="_5f_Caractères"><text:s/>Combien de cubes de côté 10 cm peut-on y ranger ? </text:span></text:p>
            </text:list-item>
          </text:list>
        </text:list-item>
      </text:list>
      <text:h text:style-name="_5f_Paragraphe_5f_Correction" text:outline-level="1"><text:span text:style-name="_5f_Caractères">On peut ranger 3 cubes de côtés 10 cm dans la largeur, 5 cubes dans la longueur et 4 cubes en hauteur.</text:span></text:h>
      <text:h text:style-name="_5f_Paragraphe_5f_Correction" text:outline-level="1"><text:span text:style-name="_5f_Caractères">3x5x4=60</text:span></text:h>
      <text:h text:style-name="_5f_Paragraphe_5f_Correction" text:outline-level="1"><text:span text:style-name="_5f_Caractères">Donc au total, <text:s/>on peut y ranger 60 cubes de côté 10 cm.</text:span></text:h>
      <text:list xml:id="list171041842923231" text:continue-numbering="true" text:style-name="_5f_Numérotation_20_des_20_exercices">
        <text:list-item>
          <text:list>
            <text:list-item>
              <text:p text:style-name="P109"><text:span text:style-name="_5f_Caractères"><text:s/>Combien de cubes de côté 2 cm peut-on y ranger ?</text:span></text:p>
            </text:list-item>
          </text:list>
        </text:list-item>
      </text:list>
      <text:h text:style-name="_5f_Paragraphe_5f_Correction" text:outline-level="1"><text:span text:style-name="_5f_Caractères">On peut ranger 15 cubes de côtés 2 cm dans la largeur, 25 cubes dans la longueur et 20 cubes en hauteur.</text:span></text:h>
      <text:h text:style-name="_5f_Paragraphe_5f_Correction" text:outline-level="1"><text:span text:style-name="_5f_Caractères">15x25x20=7 500</text:span></text:h>
      <text:h text:style-name="_5f_Paragraphe_5f_Correction" text:outline-level="1"><text:span text:style-name="_5f_Caractères">Donc au total, <text:s/>on peut y ranger 7 500 cubes de côté 2 cm.</text:span></text:h>
      <text:list xml:id="list171040930761071" text:continue-numbering="true" text:style-name="_5f_Numérotation_20_des_20_exercices">
        <text:list-item>
          <text:h text:style-name="P120" text:outline-level="1"><draw:g text:anchor-type="paragraph" draw:z-index="879" draw:name="Shape20" draw:style-name="gr15"><draw:frame draw:style-name="gr16" draw:text-style-name="P129" svg:width="0.802cm" svg:height="0.671cm" svg:x="7.251cm" svg:y="0.37cm"><draw:text-box><text:p text:style-name="P128"><text:span text:style-name="T188">D</text:span></text:p></draw:text-box></draw:frame><draw:g draw:style-name="gr2"><draw:g draw:style-name="gr2"><draw:custom-shape draw:style-name="gr17" draw:text-style-name="P130" svg:width="4.218cm" svg:height="2.19cm" svg:x="5.433cm" svg:y="4.199cm"><text:p/><draw:enhanced-geometry svg:viewBox="0 0 88 21600" draw:glue-points="44 ?f6 44 0 0 10800 44 21600 88 10800" draw:text-areas="0 ?f6 88 ?f3" draw:type="can" draw:modifiers="5177.27626459144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3d:scene draw:style-name="gr18" svg:width="4.933cm" svg:height="4.176cm" svg:x="5.08cm" svg:y="0.629cm" dr3d:vrp="(0 0 16885.7142857143)" dr3d:vpn="(0 0 14285.7142857143)" dr3d:projection="perspective" dr3d:distance="4.586cm" dr3d:focal-length="17.639cm" dr3d:shadow-slant="0" dr3d:shade-mode="gouraud" dr3d:ambient-color="#666666" dr3d:lighting-mode="false"><dr3d:light dr3d:diffuse-color="#cccccc" dr3d:direction="(0.57735026918963 0.57735026918963 0.57735026918963)" dr3d:enabled="true" dr3d:specular="tru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light dr3d:diffuse-color="#000000" dr3d:direction="(0 0 1)" dr3d:enabled="false" dr3d:specular="false"/><dr3d:rotate draw:style-name="gr19" svg:viewBox="0 -5000 2500 10000" svg:d="M0 5000l125-500 125-500 250-1000 500-2000 500-2000 500-2000 500-2000h-500-500-500-500-250-250z"/></dr3d:scene><draw:ellipse draw:style-name="gr20" draw:text-style-name="P131" svg:width="4.215cm" svg:height="0.511cm" draw:transform="rotate (-3.14159265358979) translate (9.65023611111111cm 4.70781944444444cm)" draw:kind="arc" draw:start-angle="0.84" draw:end-angle="181.69"><text:p/></draw:ellipse><draw:ellipse draw:style-name="gr21" draw:text-style-name="P131" svg:width="4.215cm" svg:height="0.511cm" svg:x="5.436cm" svg:y="4.206cm" draw:kind="arc" draw:start-angle="358.32" draw:end-angle="179.16"><text:p/></draw:ellipse><draw:line draw:style-name="gr22" draw:text-style-name="P122" svg:x1="7.546cm" svg:y1="0.962cm" svg:x2="7.546cm" svg:y2="6.075cm"><text:p/></draw:line><draw:line draw:style-name="gr22" draw:text-style-name="P122" svg:x1="9.651cm" svg:y1="4.43cm" svg:x2="7.544cm" svg:y2="4.464cm"><text:p/></draw:line><draw:custom-shape draw:style-name="gr23" draw:text-style-name="P122" svg:width="0.223cm" svg:height="0.179cm" svg:x="7.546cm" svg:y="4.288cm"><text:p/><draw:enhanced-geometry svg:viewBox="0 0 21600 21600" draw:type="rectangle" draw:enhanced-path="M 0 0 L 21600 0 21600 21600 0 21600 0 0 Z N"/></draw:custom-shape><draw:ellipse draw:style-name="gr20" draw:text-style-name="P131" svg:width="4.215cm" svg:height="0.512cm" draw:transform="rotate (-3.14159265358979) translate (9.64670833333333cm 6.35881944444444cm)" draw:kind="arc" draw:start-angle="0.84" draw:end-angle="181.69"><text:p/></draw:ellipse><draw:ellipse draw:style-name="gr21" draw:text-style-name="P131" svg:width="4.215cm" svg:height="0.514cm" svg:x="5.433cm" svg:y="5.836cm" draw:kind="arc" draw:start-angle="358.32" draw:end-angle="179.16"><text:p/></draw:ellipse><draw:line draw:style-name="gr4" draw:text-style-name="P122" svg:x1="5.432cm" svg:y1="4.446cm" svg:x2="5.432cm" svg:y2="6.123cm"><text:p/></draw:line><draw:line draw:style-name="gr4" draw:text-style-name="P122" svg:x1="9.647cm" svg:y1="4.46cm" svg:x2="9.647cm" svg:y2="6.137cm"><text:p/></draw:line><draw:frame draw:style-name="gr16" draw:text-style-name="P129" svg:width="0.743cm" svg:height="0.671cm" svg:x="6.909cm" svg:y="4.154cm"><draw:text-box><text:p text:style-name="P128"><text:span text:style-name="T188">A</text:span></text:p></draw:text-box></draw:frame><draw:frame draw:style-name="gr24" draw:text-style-name="P129" svg:width="0.752cm" svg:height="0.68cm" svg:x="9.5cm" svg:y="4.132cm"><draw:text-box><text:p text:style-name="P128"><text:span text:style-name="T188">C</text:span></text:p></draw:text-box></draw:frame><draw:frame draw:style-name="gr16" draw:text-style-name="P129" svg:width="0.844cm" svg:height="0.671cm" svg:x="6.909cm" svg:y="5.833cm"><draw:text-box><text:p text:style-name="P128"><text:span text:style-name="T188">B</text:span></text:p></draw:text-box></draw:frame></draw:g></draw:g></draw:g><text:span text:style-name="_5f_Caractères">On considère le solide suivant.</text:span></text:h>
        </text:list-item>
      </text:list>
      <text:h text:style-name="P118" text:outline-level="1"><text:span text:style-name="_5f_Caractères">Décris le plus précisément possible les deux solides qui le composent.</text:span></text:h>
      <text:h text:style-name="_5f_Paragraphe_5f_Correction" text:outline-level="1"><text:span text:style-name="_5f_Caractères">Ce solide est formé :</text:span></text:h>
      <text:h text:style-name="_5f_Paragraphe_5f_Correction" text:outline-level="1"><text:span text:style-name="_5f_Caractères">-d’un cylindre de révolution de hauteur [AB] et dont une base est le cercle de centre A et de rayon AC </text:span></text:h>
      <text:h text:style-name="_5f_Paragraphe_5f_Correction" text:outline-level="1"><text:span text:style-name="_5f_Caractères">et</text:span></text:h>
      <text:h text:style-name="_5f_Paragraphe_5f_Correction" text:outline-level="1">-d’un cône de révolution de sommet D et de base le cercle de centre A passant par C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20_style" style:num-format="1">
        <style:list-level-properties text:min-label-distance="0.25cm" fo:text-align="center"/>
      </text:list-level-style-number>
      <text:list-level-style-number text:level="2" text:style-name="Character_20_style" style:num-suffix="." style:num-format="a">
        <style:list-level-properties text:min-label-distance="0.15cm" fo:text-align="end"/>
      </text:list-level-style-number>
      <text:list-level-style-bullet text:level="3" text:style-name="Character_20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20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20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20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20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20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20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20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20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20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1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1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1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1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495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304"><draw:text-box fo:min-height="0.499cm" fo:min-width="7.096cm"><draw:frame draw:style-name="Mfr2" draw:name="Frame811111121" text:anchor-type="frame" svg:x="0.45cm" svg:y="0.079cm" svg:width="0.817cm" draw:z-index="455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423"><draw:text-box fo:min-height="0.499cm" fo:min-width="3cm"><draw:frame draw:style-name="Mfr2" draw:name="Frame61111112" text:anchor-type="frame" svg:x="0.45cm" svg:y="0.079cm" svg:width="0.817cm" draw:z-index="41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31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428"><draw:text-box fo:min-height="0.499cm" fo:min-width="3cm"><draw:frame draw:style-name="Mfr2" draw:name="Frame1011112" text:anchor-type="frame" svg:x="0.45cm" svg:y="0.079cm" svg:width="0.817cm" draw:z-index="48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2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494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830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467"><draw:text-box fo:min-height="0.499cm" fo:min-width="3cm"><draw:frame draw:style-name="Mfr2" draw:name="Frame611111112" text:anchor-type="frame" svg:x="0.45cm" svg:y="0.079cm" svg:width="0.817cm" draw:z-index="45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479"><draw:text-box fo:min-height="0.499cm" fo:min-width="3cm"><draw:frame draw:style-name="Mfr2" draw:name="Frame81" text:anchor-type="frame" svg:x="0.45cm" svg:y="0.079cm" svg:width="0.817cm" draw:z-index="48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828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829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314"><draw:text-box fo:min-height="0.499cm" fo:min-width="7.096cm"><draw:frame draw:style-name="Mfr2" draw:name="Frame81111112" text:anchor-type="frame" svg:x="0.45cm" svg:y="0.079cm" svg:width="0.817cm" draw:z-index="318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324"><draw:text-box fo:min-height="0.499cm" fo:min-width="7.096cm"><draw:frame draw:style-name="Mfr2" draw:name="Frame71111112" text:anchor-type="frame" svg:x="0.45cm" svg:y="0.079cm" svg:width="0.817cm" draw:z-index="329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350"><draw:text-box fo:min-height="0.499cm" fo:min-width="7.096cm"><draw:frame draw:style-name="Mfr2" draw:name="Frame41111111121" text:anchor-type="frame" svg:x="0.45cm" svg:y="0.079cm" svg:width="0.817cm" draw:z-index="39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827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386"><draw:text-box fo:min-height="0.499cm" fo:min-width="3cm"><draw:frame draw:style-name="Mfr2" draw:name="Frame263" text:anchor-type="frame" svg:x="0.45cm" svg:y="0.079cm" svg:width="0.817cm" draw:z-index="40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6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364"><draw:text-box fo:min-height="0.499cm" fo:min-width="3cm"><draw:frame draw:style-name="Mfr2" draw:name="Frame101112" text:anchor-type="frame" svg:x="0.45cm" svg:y="0.079cm" svg:width="0.817cm" draw:z-index="369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824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825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378"><draw:text-box fo:min-height="0.499cm" fo:min-width="7.096cm"><draw:frame draw:style-name="Mfr2" draw:name="Frame6111112" text:anchor-type="frame" svg:x="0.45cm" svg:y="0.079cm" svg:width="0.817cm" draw:z-index="383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382"><draw:text-box fo:min-height="0.499cm" fo:min-width="7.096cm"><draw:frame draw:style-name="Mfr2" draw:name="Frame265" text:anchor-type="frame" svg:x="0.45cm" svg:y="0.079cm" svg:width="0.817cm" draw:z-index="362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374"><draw:text-box fo:min-height="0.499cm" fo:min-width="7.096cm"><draw:frame draw:style-name="Mfr2" draw:name="Frame411111112" text:anchor-type="frame" svg:x="0.45cm" svg:y="0.079cm" svg:width="0.817cm" draw:z-index="408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405"><draw:text-box fo:min-height="0.499cm" fo:min-width="3cm"><draw:frame draw:style-name="Mfr2" draw:name="Frame21111112" text:anchor-type="frame" svg:x="0.45cm" svg:y="0.079cm" svg:width="0.817cm" draw:z-index="40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1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396"><draw:text-box fo:min-height="0.499cm" fo:min-width="3cm"><draw:frame draw:style-name="Mfr2" draw:name="Frame10112" text:anchor-type="frame" svg:x="0.45cm" svg:y="0.079cm" svg:width="0.817cm" draw:z-index="39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22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3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819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820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328"><draw:text-box fo:min-height="0.499cm" fo:min-width="7.096cm"><draw:frame draw:style-name="Mfr2" draw:name="Frame267" text:anchor-type="frame" svg:x="0.45cm" svg:y="0.079cm" svg:width="0.817cm" draw:z-index="325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322"><draw:text-box fo:min-height="0.499cm" fo:min-width="7.096cm"><draw:frame draw:style-name="Mfr2" draw:name="Frame269" text:anchor-type="frame" svg:x="0.45cm" svg:y="0.079cm" svg:width="0.817cm" draw:z-index="32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326"><draw:text-box fo:min-height="0.499cm" fo:min-width="7.096cm"><draw:frame draw:style-name="Mfr2" draw:name="Frame41111112" text:anchor-type="frame" svg:x="0.45cm" svg:y="0.079cm" svg:width="0.817cm" draw:z-index="352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815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817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338"><draw:text-box fo:min-height="0.499cm" fo:min-width="7.096cm"><draw:frame draw:style-name="Mfr2" draw:name="Frame1810" text:anchor-type="frame" svg:x="0.45cm" svg:y="0.079cm" svg:width="0.817cm" draw:z-index="344"><draw:text-box fo:min-height="0.355cm"><text:p text:style-name="MP3"><draw:g text:anchor-type="paragraph" draw:z-index="816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478"><draw:text-box fo:min-height="0.499cm" fo:min-width="7.096cm"><draw:frame draw:style-name="Mfr2" draw:name="Frame187" text:anchor-type="frame" svg:x="0.45cm" svg:y="0.079cm" svg:width="0.817cm" draw:z-index="475"><draw:text-box fo:min-height="0.355cm"><text:p text:style-name="MP3"><draw:g text:anchor-type="paragraph" draw:z-index="818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474"><draw:text-box fo:min-height="0.499cm" fo:min-width="3cm"><draw:frame draw:style-name="Mfr2" draw:name="Frame2211" text:anchor-type="frame" svg:x="0.45cm" svg:y="0.079cm" svg:width="0.817cm" draw:z-index="46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12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492"><draw:text-box fo:min-height="0.499cm" fo:min-width="3cm"><draw:frame draw:style-name="Mfr2" draw:name="Frame1021" text:anchor-type="frame" svg:x="0.45cm" svg:y="0.079cm" svg:width="0.817cm" draw:z-index="49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3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4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489"><draw:text-box fo:min-height="0.499cm" fo:min-width="3cm"><draw:frame draw:style-name="Mfr2" draw:name="Frame351" text:anchor-type="frame" svg:x="0.45cm" svg:y="0.079cm" svg:width="0.817cm" draw:z-index="46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9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425"><draw:text-box fo:min-height="0.499cm" fo:min-width="3cm"><draw:frame draw:style-name="Mfr2" draw:name="Frame226" text:anchor-type="frame" svg:x="0.45cm" svg:y="0.079cm" svg:width="0.817cm" draw:z-index="42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0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1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807" draw:name="Shape3_5" draw:style-name="Mgr5" draw:text-style-name="MP1" svg:x1="17.597cm" svg:y1="0.383cm" svg:x2="19.595cm" svg:y2="0.383cm"><text:p/></draw:line><text:span text:style-name="MT21">Nombres entiers et décimaux : </text:span><text:span text:style-name="Character_20_style"><text:span text:style-name="MT26">×</text:span></text:span><text:span text:style-name="MT27"> 10, 100, 1000</text:span></text:p>
      </style:header>
      <style:header-left>
        <text:p text:style-name="MP12"><draw:line text:anchor-type="paragraph" draw:z-index="808" draw:name="Shape3_6" draw:style-name="Mgr5" draw:text-style-name="MP1" svg:x1="17.597cm" svg:y1="0.383cm" svg:x2="19.595cm" svg:y2="0.383cm"><text:p/></draw:line><text:span text:style-name="MT21">Nombres entiers et décimaux : </text:span><text:span text:style-name="Character_20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418"><draw:text-box fo:min-height="0.499cm" fo:min-width="7.096cm"><draw:frame draw:style-name="Mfr2" draw:name="Frame2610" text:anchor-type="frame" svg:x="0.45cm" svg:y="0.079cm" svg:width="0.817cm" draw:z-index="457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20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454"><draw:text-box fo:min-height="0.499cm" fo:min-width="3cm"><draw:frame draw:style-name="Mfr2" draw:name="Frame92" text:anchor-type="frame" svg:x="0.45cm" svg:y="0.079cm" svg:width="0.817cm" draw:z-index="45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4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440"><draw:text-box fo:min-height="0.499cm" fo:min-width="3cm"><draw:frame draw:style-name="Mfr2" draw:name="Frame1351" text:anchor-type="frame" svg:x="0.45cm" svg:y="0.079cm" svg:width="0.817cm" draw:z-index="43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5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06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800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802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803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438"><draw:text-box fo:min-height="0.499cm" fo:min-width="7.096cm"><text:p text:style-name="Footer"><text:span text:style-name="MT29">N</text:span>ombres entiers et décimaux : numération</text:p></draw:text-box></draw:frame><draw:g text:anchor-type="paragraph" draw:z-index="801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442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443"><draw:text-box fo:min-height="0.499cm" fo:min-width="3cm"><draw:frame draw:style-name="Mfr2" draw:name="Frame541" text:anchor-type="frame" svg:x="0.45cm" svg:y="0.079cm" svg:width="0.817cm" draw:z-index="44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7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449"><draw:text-box fo:min-height="0.499cm" fo:min-width="3cm"><draw:frame draw:style-name="Mfr2" draw:name="Frame2111111111" text:anchor-type="frame" svg:x="0.45cm" svg:y="0.079cm" svg:width="0.817cm" draw:z-index="45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8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9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794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796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411"><draw:text-box fo:min-height="0.499cm" fo:min-width="7.096cm"><draw:frame draw:style-name="Mfr2" draw:name="Frame141" text:anchor-type="frame" svg:x="0.45cm" svg:y="0.079cm" svg:width="0.817cm" draw:z-index="412"><draw:text-box fo:min-height="0.355cm"><text:p text:style-name="MP3"><draw:g text:anchor-type="paragraph" draw:z-index="795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415"><draw:text-box fo:min-height="0.499cm" fo:min-width="3cm"><draw:frame draw:style-name="Mfr2" draw:name="Frame57" text:anchor-type="frame" svg:x="0.45cm" svg:y="0.079cm" svg:width="0.817cm" draw:z-index="41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1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421"><draw:text-box fo:min-height="0.499cm" fo:min-width="3cm"><draw:frame draw:style-name="Mfr2" draw:name="Frame63" text:anchor-type="frame" svg:x="0.45cm" svg:y="0.079cm" svg:width="0.817cm" draw:z-index="41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2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3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787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88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789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90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426"><draw:text-box fo:min-height="0.499cm" fo:min-width="7.096cm"><draw:frame draw:style-name="Mfr2" draw:name="Frame56" text:anchor-type="frame" svg:x="0.45cm" svg:y="0.079cm" svg:width="0.817cm" draw:z-index="431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433"><draw:text-box fo:min-height="0.499cm" fo:min-width="3cm"><draw:frame draw:style-name="Mfr2" draw:name="Frame65" text:anchor-type="frame" svg:x="0.45cm" svg:y="0.079cm" svg:width="0.817cm" draw:z-index="43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4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481"><draw:text-box fo:min-height="0.499cm" fo:min-width="3cm"><draw:frame draw:style-name="Mfr2" draw:name="Frame82" text:anchor-type="frame" svg:x="0.45cm" svg:y="0.079cm" svg:width="0.817cm" draw:z-index="48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5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86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779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80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782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783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483"><draw:text-box fo:min-height="0.499cm" fo:min-width="7.096cm"><draw:frame draw:style-name="Mfr2" draw:name="Frame60" text:anchor-type="frame" svg:x="0.45cm" svg:y="0.079cm" svg:width="0.817cm" draw:z-index="460"><draw:text-box fo:min-height="0.355cm"><text:p text:style-name="MP3"><draw:g text:anchor-type="paragraph" draw:z-index="781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465"><draw:text-box fo:min-height="0.499cm" fo:min-width="3cm"><draw:frame draw:style-name="Mfr2" draw:name="Frame69" text:anchor-type="frame" svg:x="0.45cm" svg:y="0.079cm" svg:width="0.817cm" draw:z-index="46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6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469"><draw:text-box fo:min-height="0.499cm" fo:min-width="3cm"><draw:frame draw:style-name="Mfr2" draw:name="Frame278" text:anchor-type="frame" svg:x="0.45cm" svg:y="0.079cm" svg:width="0.817cm" draw:z-index="47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7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8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773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775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430"><draw:text-box fo:min-height="0.499cm" fo:min-width="7.096cm"><draw:frame draw:style-name="Mfr2" draw:name="Frame229" text:anchor-type="frame" svg:x="0.45cm" svg:y="0.079cm" svg:width="0.817cm" draw:z-index="339"><draw:text-box fo:min-height="0.355cm"><text:p text:style-name="MP3"><draw:g text:anchor-type="paragraph" draw:z-index="774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342"><draw:text-box fo:min-height="0.499cm" fo:min-width="3cm"><draw:frame draw:style-name="Mfr2" draw:name="Frame74" text:anchor-type="frame" svg:x="0.45cm" svg:y="0.079cm" svg:width="0.817cm" draw:z-index="34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0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346"><draw:text-box fo:min-height="0.499cm" fo:min-width="3cm"><draw:frame draw:style-name="Mfr2" draw:name="Frame381" text:anchor-type="frame" svg:x="0.45cm" svg:y="0.079cm" svg:width="0.817cm" draw:z-index="34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1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2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767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769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354"><draw:text-box fo:min-height="0.499cm" fo:min-width="7.096cm"><draw:frame draw:style-name="Mfr2" draw:name="Frame2301" text:anchor-type="frame" svg:x="0.45cm" svg:y="0.079cm" svg:width="0.817cm" draw:z-index="356"><draw:text-box fo:min-height="0.355cm"><text:p text:style-name="MP3"><draw:g text:anchor-type="paragraph" draw:z-index="768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357"><draw:text-box fo:min-height="0.499cm" fo:min-width="3cm"><draw:frame draw:style-name="Mfr2" draw:name="Frame78" text:anchor-type="frame" svg:x="0.45cm" svg:y="0.079cm" svg:width="0.817cm" draw:z-index="35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4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316"><draw:text-box fo:min-height="0.499cm" fo:min-width="3cm"><draw:frame draw:style-name="Mfr2" draw:name="Frame391" text:anchor-type="frame" svg:x="0.45cm" svg:y="0.079cm" svg:width="0.817cm" draw:z-index="31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5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66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759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760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762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763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331"><draw:text-box fo:min-height="0.499cm" fo:min-width="5.099cm"><draw:frame draw:style-name="Mfr2" draw:name="Frame231" text:anchor-type="frame" svg:x="0.45cm" svg:y="0.079cm" svg:width="0.817cm" draw:z-index="332"><draw:text-box fo:min-height="0.355cm"><text:p text:style-name="MP3"><draw:g text:anchor-type="paragraph" draw:z-index="761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334"><draw:text-box fo:min-height="0.499cm" fo:min-width="3cm"><draw:frame draw:style-name="Mfr2" draw:name="Frame84" text:anchor-type="frame" svg:x="0.45cm" svg:y="0.079cm" svg:width="0.817cm" draw:z-index="33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6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388"><draw:text-box fo:min-height="0.499cm" fo:min-width="3cm"><draw:frame draw:style-name="Mfr2" draw:name="Frame611111111" text:anchor-type="frame" svg:x="0.45cm" svg:y="0.079cm" svg:width="0.817cm" draw:z-index="39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7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58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753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754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399"><draw:text-box fo:min-height="0.499cm" fo:min-width="7.096cm"><draw:frame draw:style-name="Mfr2" draw:name="Frame49" text:anchor-type="frame" svg:x="0.45cm" svg:y="0.079cm" svg:width="0.817cm" draw:z-index="400"><draw:text-box fo:min-height="0.355cm"><text:p text:style-name="MP3"><draw:g text:anchor-type="paragraph" draw:z-index="755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748" draw:name="Shape3_12" draw:style-name="Mgr5" draw:text-style-name="MP1" svg:x1="10.308cm" svg:y1="0.388cm" svg:x2="20.496cm" svg:y2="0.36cm"><text:p/></draw:line><draw:path text:anchor-type="paragraph" draw:z-index="749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751" draw:name="Shape3_27" draw:style-name="Mgr5" draw:text-style-name="MP1" svg:x1="10.308cm" svg:y1="0.388cm" svg:x2="20.496cm" svg:y2="0.36cm"><text:p/></draw:line><draw:path text:anchor-type="paragraph" draw:z-index="752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365"><draw:text-box fo:min-height="0.499cm" fo:min-width="7.096cm"><draw:frame draw:style-name="Mfr2" draw:name="Frame232" text:anchor-type="frame" svg:x="0.45cm" svg:y="0.079cm" svg:width="0.817cm" draw:z-index="368"><draw:text-box fo:min-height="0.355cm"><text:p text:style-name="MP3"><draw:g text:anchor-type="paragraph" draw:z-index="750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371"><draw:text-box fo:min-height="0.499cm" fo:min-width="3cm"><draw:frame draw:style-name="Mfr2" draw:name="Frame881" text:anchor-type="frame" svg:x="0.45cm" svg:y="0.079cm" svg:width="0.817cm" draw:z-index="37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5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376"><draw:text-box fo:min-height="0.499cm" fo:min-width="3cm"><draw:frame draw:style-name="Mfr2" draw:name="Frame80" text:anchor-type="frame" svg:x="0.45cm" svg:y="0.079cm" svg:width="0.817cm" draw:z-index="37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6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47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385"><draw:text-box fo:min-height="0.499cm" fo:min-width="7.096cm"><draw:frame draw:style-name="Mfr2" draw:name="Frame233" text:anchor-type="frame" svg:x="0.45cm" svg:y="0.079cm" svg:width="0.817cm" draw:z-index="384"><draw:text-box fo:min-height="0.355cm"><text:p text:style-name="MP3"><draw:g text:anchor-type="paragraph" draw:z-index="744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381"><draw:text-box fo:min-height="0.499cm" fo:min-width="3cm"><draw:frame draw:style-name="Mfr2" draw:name="Frame941" text:anchor-type="frame" svg:x="0.45cm" svg:y="0.079cm" svg:width="0.817cm" draw:z-index="38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1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377"><draw:text-box fo:min-height="0.499cm" fo:min-width="3cm"><draw:frame draw:style-name="Mfr2" draw:name="Frame861" text:anchor-type="frame" svg:x="0.45cm" svg:y="0.079cm" svg:width="0.817cm" draw:z-index="37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2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43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372"><draw:text-box fo:min-height="0.499cm" fo:min-width="7.096cm"><draw:frame draw:style-name="Mfr2" draw:name="Frame931" text:anchor-type="frame" svg:x="0.45cm" svg:y="0.079cm" svg:width="0.817cm" draw:z-index="370"><draw:text-box fo:min-height="0.355cm"><text:p text:style-name="MP3"><draw:g text:anchor-type="paragraph" draw:z-index="739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367"><draw:text-box fo:min-height="0.499cm" fo:min-width="7.096cm"><draw:frame draw:style-name="Mfr2" draw:name="Frame991" text:anchor-type="frame" svg:x="0.45cm" svg:y="0.079cm" svg:width="0.817cm" draw:z-index="366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740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363"><draw:text-box fo:min-height="0.499cm" fo:min-width="3cm"><draw:frame draw:style-name="Mfr2" draw:name="Frame971" text:anchor-type="frame" svg:x="0.45cm" svg:y="0.079cm" svg:width="0.817cm" draw:z-index="409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6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407"><draw:text-box fo:min-height="0.499cm" fo:min-width="3cm"><draw:frame draw:style-name="Mfr2" draw:name="Frame1051" text:anchor-type="frame" svg:x="0.45cm" svg:y="0.079cm" svg:width="0.817cm" draw:z-index="40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37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38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402"><draw:text-box fo:min-height="0.499cm" fo:min-width="7.096cm"><draw:frame draw:style-name="Mfr2" draw:name="Frame1031" text:anchor-type="frame" svg:x="0.45cm" svg:y="0.079cm" svg:width="0.817cm" draw:z-index="401"><draw:text-box fo:min-height="0.355cm"><text:p text:style-name="MP3"><draw:g text:anchor-type="paragraph" draw:z-index="734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397"><draw:text-box fo:min-height="0.499cm" fo:min-width="7.096cm"><draw:frame draw:style-name="Mfr2" draw:name="Frame1091" text:anchor-type="frame" svg:x="0.45cm" svg:y="0.079cm" svg:width="0.817cm" draw:z-index="395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735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393"><draw:text-box fo:min-height="0.499cm" fo:min-width="3cm"><draw:frame draw:style-name="Mfr2" draw:name="Frame1071" text:anchor-type="frame" svg:x="0.45cm" svg:y="0.079cm" svg:width="0.817cm" draw:z-index="392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732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389"><draw:text-box fo:min-height="0.499cm" fo:min-width="3cm"><draw:frame draw:style-name="Mfr2" draw:name="Frame1161" text:anchor-type="frame" svg:x="0.45cm" svg:y="0.079cm" svg:width="0.817cm" draw:z-index="387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733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336"><draw:text-box fo:min-height="0.499cm" fo:min-width="7.096cm"><draw:frame draw:style-name="Mfr2" draw:name="Frame1141" text:anchor-type="frame" svg:x="0.45cm" svg:y="0.079cm" svg:width="0.817cm" draw:z-index="335"><draw:text-box fo:min-height="0.355cm"><text:p text:style-name="MP3"><draw:g text:anchor-type="paragraph" draw:z-index="730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333"><draw:text-box fo:min-height="0.499cm" fo:min-width="7.096cm"><draw:frame draw:style-name="Mfr2" draw:name="Frame1201" text:anchor-type="frame" svg:x="0.45cm" svg:y="0.079cm" svg:width="0.817cm" draw:z-index="33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731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327"><draw:text-box fo:min-height="0.499cm" fo:min-width="3cm"><draw:frame draw:style-name="Mfr2" draw:name="Frame1181" text:anchor-type="frame" svg:x="0.45cm" svg:y="0.079cm" svg:width="0.817cm" draw:z-index="31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7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323"><draw:text-box fo:min-height="0.499cm" fo:min-width="3cm"><draw:frame draw:style-name="Mfr2" draw:name="Frame1241" text:anchor-type="frame" svg:x="0.45cm" svg:y="0.079cm" svg:width="0.817cm" draw:z-index="32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8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9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317"><draw:text-box fo:min-height="0.499cm" fo:min-width="7.096cm"><draw:frame draw:style-name="Mfr2" draw:name="Frame279" text:anchor-type="frame" svg:x="0.45cm" svg:y="0.079cm" svg:width="0.817cm" draw:z-index="315"><draw:text-box fo:min-height="0.355cm"><text:p text:style-name="MP3"><draw:g text:anchor-type="paragraph" draw:z-index="726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361"><draw:text-box fo:min-height="0.499cm" fo:min-width="3cm"><draw:frame draw:style-name="Mfr2" draw:name="Frame53" text:anchor-type="frame" svg:x="0.45cm" svg:y="0.079cm" svg:width="0.817cm" draw:z-index="36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23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358"><draw:text-box fo:min-height="0.499cm" fo:min-width="3cm"><draw:frame draw:style-name="Mfr2" draw:name="Frame55" text:anchor-type="frame" svg:x="0.45cm" svg:y="0.079cm" svg:width="0.817cm" draw:z-index="355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24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5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353"><draw:text-box fo:min-height="0.499cm" fo:min-width="7.096cm"><draw:frame draw:style-name="Mfr2" draw:name="Frame228" text:anchor-type="frame" svg:x="0.45cm" svg:y="0.079cm" svg:width="0.817cm" draw:z-index="351"><draw:text-box fo:min-height="0.355cm"><text:p text:style-name="MP3"><draw:g text:anchor-type="paragraph" draw:z-index="721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348"><draw:text-box fo:min-height="0.499cm" fo:min-width="7.096cm"><draw:frame draw:style-name="Mfr2" draw:name="Frame412" text:anchor-type="frame" svg:x="0.45cm" svg:y="0.079cm" svg:width="0.817cm" draw:z-index="347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722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345"><draw:text-box fo:min-height="0.499cm" fo:min-width="3cm"><draw:frame draw:style-name="Mfr2" draw:name="Frame234" text:anchor-type="frame" svg:x="0.45cm" svg:y="0.079cm" svg:width="0.817cm" draw:z-index="39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8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341"><draw:text-box fo:min-height="0.499cm" fo:min-width="3cm"><draw:frame draw:style-name="Mfr2" draw:name="Frame1012" text:anchor-type="frame" svg:x="0.45cm" svg:y="0.079cm" svg:width="0.817cm" draw:z-index="34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9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20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477"><draw:text-box fo:min-height="0.499cm" fo:min-width="3cm"><draw:frame draw:style-name="Mfr2" draw:name="Frame1271" text:anchor-type="frame" svg:x="0.45cm" svg:y="0.079cm" svg:width="0.817cm" draw:z-index="47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15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473"><draw:text-box fo:min-height="0.499cm" fo:min-width="3cm"><draw:frame draw:style-name="Mfr2" draw:name="Frame1011111" text:anchor-type="frame" svg:x="0.45cm" svg:y="0.079cm" svg:width="0.817cm" draw:z-index="471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16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7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466"><draw:text-box fo:min-height="0.499cm" fo:min-width="7.096cm"><draw:frame draw:style-name="Mfr2" draw:name="Frame1261" text:anchor-type="frame" svg:x="0.45cm" svg:y="0.079cm" svg:width="0.817cm" draw:z-index="470"><draw:text-box fo:min-height="0.355cm"><text:p text:style-name="MP3"><draw:g text:anchor-type="paragraph" draw:z-index="713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462"><draw:text-box fo:min-height="0.499cm" fo:min-width="7.096cm"><draw:frame draw:style-name="Mfr2" draw:name="Frame1321" text:anchor-type="frame" svg:x="0.45cm" svg:y="0.079cm" svg:width="0.817cm" draw:z-index="461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714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482"><draw:text-box fo:min-height="0.499cm" fo:min-width="3cm"><draw:frame draw:style-name="Mfr2" draw:name="Frame2510" text:anchor-type="frame" svg:x="0.45cm" svg:y="0.079cm" svg:width="0.817cm" draw:z-index="488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710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490"><draw:text-box fo:min-height="0.499cm" fo:min-width="3cm"><draw:frame draw:style-name="Mfr2" draw:name="Frame1341" text:anchor-type="frame" svg:x="0.45cm" svg:y="0.079cm" svg:width="0.817cm" draw:z-index="487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711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12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484"><draw:text-box fo:min-height="0.499cm" fo:min-width="7.096cm"><draw:frame draw:style-name="Mfr2" draw:name="Frame321" text:anchor-type="frame" svg:x="0.45cm" svg:y="0.079cm" svg:width="0.817cm" draw:z-index="432"><draw:text-box fo:min-height="0.355cm"><text:p text:style-name="MP3"><draw:g text:anchor-type="paragraph" draw:z-index="708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447"><draw:text-box fo:min-height="0.499cm" fo:min-width="3cm"><draw:frame draw:style-name="Mfr2" draw:name="Frame1381" text:anchor-type="frame" svg:x="0.45cm" svg:y="0.079cm" svg:width="0.817cm" draw:z-index="429"><draw:text-box fo:min-height="0.355cm"><text:p text:style-name="MP3"><draw:g text:anchor-type="paragraph" draw:z-index="709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427"><draw:text-box fo:min-height="0.499cm" fo:min-width="3cm"><draw:frame draw:style-name="Mfr2" draw:name="Frame271" text:anchor-type="frame" svg:x="0.45cm" svg:y="0.079cm" svg:width="0.817cm" draw:z-index="422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705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420"><draw:text-box fo:min-height="0.499cm" fo:min-width="3cm"><draw:frame draw:style-name="Mfr2" draw:name="Frame1401" text:anchor-type="frame" svg:x="0.45cm" svg:y="0.079cm" svg:width="0.817cm" draw:z-index="419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706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707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414"><draw:text-box fo:min-height="0.499cm" fo:min-width="7.096cm"><draw:frame draw:style-name="Mfr2" draw:name="Frame1431" text:anchor-type="frame" svg:x="0.45cm" svg:y="0.079cm" svg:width="0.817cm" draw:z-index="413"><draw:text-box fo:min-height="0.355cm"><text:p text:style-name="MP3"><draw:g text:anchor-type="paragraph" draw:z-index="703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458"><draw:text-box fo:min-height="0.499cm" fo:min-width="3cm"><draw:frame draw:style-name="Mfr2" draw:name="Frame280" text:anchor-type="frame" svg:x="0.45cm" svg:y="0.079cm" svg:width="0.817cm" draw:z-index="456"><draw:text-box fo:min-height="0.355cm"><text:p text:style-name="MP3"><draw:g text:anchor-type="paragraph" draw:z-index="704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96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702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452"><draw:text-box fo:min-height="0.499cm" fo:min-width="7.096cm"><draw:frame draw:style-name="Mfr2" draw:name="Frame86" text:anchor-type="frame" svg:x="0.45cm" svg:y="0.079cm" svg:width="0.817cm" draw:z-index="451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497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498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448"><draw:text-box fo:min-height="0.499cm" fo:min-width="7.096cm"><draw:frame draw:style-name="Mfr2" draw:name="Frame16" text:anchor-type="frame" svg:x="0.45cm" svg:y="0.079cm" svg:width="0.817cm" draw:z-index="435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445"><draw:text-box fo:min-height="0.499cm" fo:min-width="3cm"><draw:frame draw:style-name="Mfr2" draw:name="Frame33" text:anchor-type="frame" svg:x="0.45cm" svg:y="0.079cm" svg:width="0.817cm" draw:z-index="44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99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441"><draw:text-box fo:min-height="0.499cm" fo:min-width="3cm"><draw:frame draw:style-name="Mfr2" draw:name="Frame28" text:anchor-type="frame" svg:x="0.45cm" svg:y="0.079cm" svg:width="0.817cm" draw:z-index="43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00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01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436"><draw:text-box fo:min-height="0.499cm" fo:min-width="3cm"><draw:frame draw:style-name="Mfr2" draw:name="Frame1411" text:anchor-type="frame" svg:x="0.45cm" svg:y="0.079cm" svg:width="0.817cm" draw:z-index="101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697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102"><draw:text-box fo:min-height="0.499cm" fo:min-width="3cm"><draw:frame draw:style-name="Mfr2" draw:name="Frame821" text:anchor-type="frame" svg:x="0.45cm" svg:y="0.079cm" svg:width="0.817cm" draw:z-index="103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698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104"><draw:text-box fo:min-height="0.499cm" fo:min-width="7.096cm"><draw:frame draw:style-name="Mfr2" draw:name="Frame27" text:anchor-type="frame" svg:x="0.45cm" svg:y="0.079cm" svg:width="0.817cm" draw:z-index="105"><draw:text-box fo:min-height="0.355cm"><text:p text:style-name="MP3"><text:page-number text:select-page="current">0</text:page-number></text:p></draw:text-box></draw:frame><text:p text:style-name="MP52"><draw:g text:anchor-type="paragraph" draw:z-index="695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106"><draw:text-box fo:min-height="0.499cm" fo:min-width="3cm"><draw:frame draw:style-name="Mfr2" draw:name="Frame224" text:anchor-type="frame" svg:x="0.45cm" svg:y="0.079cm" svg:width="0.817cm" draw:z-index="107"><draw:text-box fo:min-height="0.355cm"><text:p text:style-name="MP3"><draw:g text:anchor-type="paragraph" draw:z-index="696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108"><draw:text-box fo:min-height="0.499cm" fo:min-width="3cm"><draw:frame draw:style-name="Mfr2" draw:name="Frame281" text:anchor-type="frame" svg:x="0.45cm" svg:y="0.079cm" svg:width="0.817cm" draw:z-index="109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693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100"><draw:text-box fo:min-height="0.499cm" fo:min-width="3cm"><draw:frame draw:style-name="Mfr2" draw:name="Frame811111111111" text:anchor-type="frame" svg:x="0.45cm" svg:y="0.079cm" svg:width="0.817cm" draw:z-index="111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694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112"><draw:text-box fo:min-height="0.499cm" fo:min-width="7.096cm"><draw:frame draw:style-name="Mfr2" draw:name="Frame1461" text:anchor-type="frame" svg:x="0.45cm" svg:y="0.079cm" svg:width="0.817cm" draw:z-index="113"><draw:text-box fo:min-height="0.355cm"><text:p text:style-name="MP3"><draw:g text:anchor-type="paragraph" draw:z-index="691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114"><draw:text-box fo:min-height="0.499cm" fo:min-width="3cm"><draw:frame draw:style-name="Mfr2" draw:name="Frame1501" text:anchor-type="frame" svg:x="0.45cm" svg:y="0.079cm" svg:width="0.817cm" draw:z-index="115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692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116"><draw:text-box fo:min-height="0.499cm" fo:min-width="3cm"><draw:frame draw:style-name="Mfr2" draw:name="Frame1521" text:anchor-type="frame" svg:x="0.45cm" svg:y="0.079cm" svg:width="0.817cm" draw:z-index="11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8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118"><draw:text-box fo:min-height="0.499cm" fo:min-width="3cm"><draw:frame draw:style-name="Mfr2" draw:name="Frame1541" text:anchor-type="frame" svg:x="0.45cm" svg:y="0.079cm" svg:width="0.817cm" draw:z-index="11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89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90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90"><draw:text-box fo:min-height="0.499cm" fo:min-width="7.096cm"><draw:frame draw:style-name="Mfr2" draw:name="Frame1561" text:anchor-type="frame" svg:x="0.45cm" svg:y="0.079cm" svg:width="0.817cm" draw:z-index="81"><draw:text-box fo:min-height="0.355cm"><text:p text:style-name="MP3"><draw:g text:anchor-type="paragraph" draw:z-index="685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82"><draw:text-box fo:min-height="0.499cm" fo:min-width="7.347cm"><draw:frame draw:style-name="Mfr2" draw:name="Frame1581" text:anchor-type="frame" svg:x="0.45cm" svg:y="0.079cm" svg:width="0.817cm" draw:z-index="83"><draw:text-box fo:min-height="0.355cm"><text:p text:style-name="MP3"><draw:g text:anchor-type="paragraph" draw:z-index="686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687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84"><draw:text-box fo:min-height="0.499cm" fo:min-width="3cm"><draw:frame draw:style-name="Mfr2" draw:name="Frame1621" text:anchor-type="frame" svg:x="0.45cm" svg:y="0.079cm" svg:width="0.817cm" draw:z-index="85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82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86"><draw:text-box fo:min-height="0.499cm" fo:min-width="3cm"><draw:frame draw:style-name="Mfr2" draw:name="Frame182" text:anchor-type="frame" svg:x="0.45cm" svg:y="0.079cm" svg:width="0.817cm" draw:z-index="87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83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84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680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681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88"><draw:text-box fo:min-height="0.499cm" fo:min-width="7.096cm"><draw:frame draw:style-name="Mfr2" draw:name="Frame1601" text:anchor-type="frame" svg:x="0.45cm" svg:y="0.079cm" svg:width="0.817cm" draw:z-index="89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80"><draw:text-box fo:min-height="0.499cm" fo:min-width="3cm"><draw:frame draw:style-name="Mfr2" draw:name="Frame1910" text:anchor-type="frame" svg:x="0.45cm" svg:y="0.079cm" svg:width="0.817cm" draw:z-index="91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7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92"><draw:text-box fo:min-height="0.499cm" fo:min-width="3cm"><draw:frame draw:style-name="Mfr2" draw:name="Frame1661" text:anchor-type="frame" svg:x="0.45cm" svg:y="0.079cm" svg:width="0.817cm" draw:z-index="93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78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79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674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676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94"><draw:text-box fo:min-height="0.499cm" fo:min-width="7.096cm"><draw:frame draw:style-name="Mfr2" draw:name="Frame371" text:anchor-type="frame" svg:x="0.45cm" svg:y="0.079cm" svg:width="0.817cm" draw:z-index="95"><draw:text-box fo:min-height="0.355cm"><text:p text:style-name="MP3"><draw:g text:anchor-type="paragraph" draw:z-index="675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96"><draw:text-box fo:min-height="0.499cm" fo:min-width="3cm"><draw:frame draw:style-name="Mfr2" draw:name="Frame1681" text:anchor-type="frame" svg:x="0.45cm" svg:y="0.079cm" svg:width="0.817cm" draw:z-index="97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71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98"><draw:text-box fo:min-height="0.499cm" fo:min-width="3cm"><draw:frame draw:style-name="Mfr2" draw:name="Frame191" text:anchor-type="frame" svg:x="0.45cm" svg:y="0.079cm" svg:width="0.817cm" draw:z-index="9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72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73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110"><draw:text-box fo:min-height="0.499cm" fo:min-width="7.096cm"><draw:frame draw:style-name="Mfr2" draw:name="Frame1701" text:anchor-type="frame" svg:x="0.45cm" svg:y="0.079cm" svg:width="0.817cm" draw:z-index="493"><draw:text-box fo:min-height="0.355cm"><text:p text:style-name="MP3"><draw:g text:anchor-type="paragraph" draw:z-index="669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141"><draw:text-box fo:min-height="0.499cm" fo:min-width="7.096cm"><draw:frame draw:style-name="Mfr2" draw:name="Frame1721" text:anchor-type="frame" svg:x="0.45cm" svg:y="0.079cm" svg:width="0.817cm" draw:z-index="142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670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143"><draw:text-box fo:min-height="0.499cm" fo:min-width="3cm"><draw:frame draw:style-name="Mfr2" draw:name="Frame491" text:anchor-type="frame" svg:x="0.45cm" svg:y="0.079cm" svg:width="0.817cm" draw:z-index="144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668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145"><draw:text-box fo:min-height="0.499cm" fo:min-width="7.096cm"><draw:frame draw:style-name="Mfr2" draw:name="Frame46" text:anchor-type="frame" svg:x="0.45cm" svg:y="0.079cm" svg:width="0.817cm" draw:z-index="146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665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147"><draw:text-box fo:min-height="0.499cm" fo:min-width="7.096cm"><draw:frame draw:style-name="Mfr2" draw:name="Frame220" text:anchor-type="frame" svg:x="0.45cm" svg:y="0.079cm" svg:width="0.817cm" draw:z-index="148"><draw:text-box fo:min-height="0.355cm"><text:p text:style-name="MP3"><draw:g text:anchor-type="paragraph" draw:z-index="666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667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149"><draw:text-box fo:min-height="0.499cm" fo:min-width="3cm"><draw:frame draw:style-name="Mfr2" draw:name="Frame431" text:anchor-type="frame" svg:x="0.45cm" svg:y="0.079cm" svg:width="0.817cm" draw:z-index="14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662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151"><draw:text-box fo:min-height="0.499cm" fo:min-width="3cm"><draw:frame draw:style-name="Mfr2" draw:name="Frame91111111" text:anchor-type="frame" svg:x="0.45cm" svg:y="0.079cm" svg:width="0.817cm" draw:z-index="15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63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64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153"><draw:text-box fo:min-height="0.499cm" fo:min-width="3cm"><draw:frame draw:style-name="Mfr2" draw:name="Frame451" text:anchor-type="frame" svg:x="0.45cm" svg:y="0.079cm" svg:width="0.817cm" draw:z-index="154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659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155"><draw:text-box fo:min-height="0.499cm" fo:min-width="3cm"><draw:frame draw:style-name="Mfr2" draw:name="Frame176" text:anchor-type="frame" svg:x="0.45cm" svg:y="0.079cm" svg:width="0.817cm" draw:z-index="15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60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61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157"><draw:text-box fo:min-height="0.499cm" fo:min-width="3cm"><draw:frame draw:style-name="Mfr2" draw:name="Frame1741" text:anchor-type="frame" svg:x="0.45cm" svg:y="0.079cm" svg:width="0.817cm" draw:z-index="158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656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657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159"><draw:text-box fo:min-height="0.499cm" fo:min-width="7.096cm"><draw:frame draw:style-name="Mfr2" draw:name="Frame180" text:anchor-type="frame" svg:x="0.45cm" svg:y="0.079cm" svg:width="0.817cm" draw:z-index="130"><draw:text-box fo:min-height="0.355cm"><text:p text:style-name="MP3"><draw:g text:anchor-type="paragraph" draw:z-index="658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121"><draw:text-box fo:min-height="0.499cm" fo:min-width="3cm"><draw:frame draw:style-name="Mfr2" draw:name="Frame186" text:anchor-type="frame" svg:x="0.45cm" svg:y="0.079cm" svg:width="0.817cm" draw:z-index="122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653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123"><draw:text-box fo:min-height="0.499cm" fo:min-width="3cm"><draw:frame draw:style-name="Mfr2" draw:name="Frame184" text:anchor-type="frame" svg:x="0.45cm" svg:y="0.079cm" svg:width="0.817cm" draw:z-index="124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54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55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125"><draw:text-box fo:min-height="0.499cm" fo:min-width="3cm"><draw:frame draw:style-name="Mfr2" draw:name="Frame205" text:anchor-type="frame" svg:x="0.45cm" svg:y="0.079cm" svg:width="0.817cm" draw:z-index="126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652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127"><draw:text-box fo:min-height="0.499cm" fo:min-width="3cm"><draw:frame draw:style-name="Mfr2" draw:name="Frame1781" text:anchor-type="frame" svg:x="0.45cm" svg:y="0.079cm" svg:width="0.817cm" draw:z-index="128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649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129"><draw:text-box fo:min-height="0.499cm" fo:min-width="3cm"><draw:frame draw:style-name="Mfr2" draw:name="Frame190" text:anchor-type="frame" svg:x="0.45cm" svg:y="0.079cm" svg:width="0.817cm" draw:z-index="12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50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1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131"><draw:text-box fo:min-height="0.499cm" fo:min-width="3cm"><draw:frame draw:style-name="Mfr2" draw:name="Frame1881" text:anchor-type="frame" svg:x="0.45cm" svg:y="0.079cm" svg:width="0.817cm" draw:z-index="132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647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133"><draw:text-box fo:min-height="0.499cm" fo:min-width="7.096cm"><draw:frame draw:style-name="Mfr2" draw:name="Frame194" text:anchor-type="frame" svg:x="0.45cm" svg:y="0.079cm" svg:width="0.817cm" draw:z-index="134"><draw:text-box fo:min-height="0.355cm"><text:p text:style-name="MP3"><draw:g text:anchor-type="paragraph" draw:z-index="648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135"><draw:text-box fo:min-height="0.499cm" fo:min-width="3cm"><draw:frame draw:style-name="Mfr2" draw:name="Frame1921" text:anchor-type="frame" svg:x="0.45cm" svg:y="0.079cm" svg:width="0.817cm" draw:z-index="136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644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137"><draw:text-box fo:min-height="0.499cm" fo:min-width="3cm"><draw:frame draw:style-name="Mfr2" draw:name="Frame198" text:anchor-type="frame" svg:x="0.45cm" svg:y="0.079cm" svg:width="0.817cm" draw:z-index="13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5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46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139"><draw:text-box fo:min-height="0.499cm" fo:min-width="3cm"><draw:frame draw:style-name="Mfr2" draw:name="Frame1961" text:anchor-type="frame" svg:x="0.45cm" svg:y="0.079cm" svg:width="0.817cm" draw:z-index="7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642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21"><draw:text-box fo:min-height="0.499cm" fo:min-width="7.096cm"><draw:frame draw:style-name="Mfr2" draw:name="Frame201" text:anchor-type="frame" svg:x="0.45cm" svg:y="0.079cm" svg:width="0.817cm" draw:z-index="22"><draw:text-box fo:min-height="0.355cm"><text:p text:style-name="MP3"><draw:g text:anchor-type="paragraph" draw:z-index="643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23"><draw:text-box fo:min-height="0.499cm" fo:min-width="3cm"><draw:frame draw:style-name="Mfr2" draw:name="Frame1991" text:anchor-type="frame" svg:x="0.45cm" svg:y="0.079cm" svg:width="0.817cm" draw:z-index="24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639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25"><draw:text-box fo:min-height="0.499cm" fo:min-width="3cm"><draw:frame draw:style-name="Mfr2" draw:name="Frame1291" text:anchor-type="frame" svg:x="0.45cm" svg:y="0.079cm" svg:width="0.817cm" draw:z-index="2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0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641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27"><draw:text-box fo:min-height="0.499cm" fo:min-width="3cm"><draw:frame draw:style-name="Mfr2" draw:name="Frame41111111111111" text:anchor-type="frame" svg:x="0.45cm" svg:y="0.079cm" svg:width="0.817cm" draw:z-index="28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638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29"><draw:text-box fo:min-height="0.499cm" fo:min-width="3cm"><draw:frame draw:style-name="Mfr2" draw:name="Frame2031" text:anchor-type="frame" svg:x="0.45cm" svg:y="0.079cm" svg:width="0.817cm" draw:z-index="2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636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31"><draw:text-box fo:min-height="0.499cm" fo:min-width="3cm"><draw:frame draw:style-name="Mfr2" draw:name="Frame1361" text:anchor-type="frame" svg:x="0.45cm" svg:y="0.079cm" svg:width="0.817cm" draw:z-index="32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637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33"><draw:text-box fo:min-height="0.499cm" fo:min-width="3cm"><draw:frame draw:style-name="Mfr2" draw:name="Frame4111111111111" text:anchor-type="frame" svg:x="0.45cm" svg:y="0.079cm" svg:width="0.817cm" draw:z-index="34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634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35"><draw:text-box fo:min-height="0.499cm" fo:min-width="7.096cm"><draw:frame draw:style-name="Mfr2" draw:name="Frame4111111112" text:anchor-type="frame" svg:x="0.45cm" svg:y="0.079cm" svg:width="0.817cm" draw:z-index="36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635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37"><draw:text-box fo:min-height="0.499cm" fo:min-width="3cm"><draw:frame draw:style-name="Mfr2" draw:name="Frame1481" text:anchor-type="frame" svg:x="0.45cm" svg:y="0.079cm" svg:width="0.817cm" draw:z-index="38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31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39"><draw:text-box fo:min-height="0.499cm" fo:min-width="3cm"><draw:frame draw:style-name="Mfr2" draw:name="Frame235" text:anchor-type="frame" svg:x="0.45cm" svg:y="0.079cm" svg:width="0.817cm" draw:z-index="1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32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33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1"><draw:text-box fo:min-height="0.499cm" fo:min-width="7.096cm"><draw:frame draw:style-name="Mfr2" draw:name="Frame237" text:anchor-type="frame" svg:x="0.45cm" svg:y="0.079cm" svg:width="0.817cm" draw:z-index="2"><draw:text-box fo:min-height="0.355cm"><text:p text:style-name="MP3"><draw:g text:anchor-type="paragraph" draw:z-index="630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3"><draw:text-box fo:min-height="0.499cm" fo:min-width="7.096cm"><draw:frame draw:style-name="Mfr2" draw:name="Frame314" text:anchor-type="frame" svg:x="0.45cm" svg:y="0.079cm" svg:width="0.817cm" draw:z-index="4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628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5"><draw:text-box fo:min-height="0.499cm" fo:min-width="3cm"><draw:frame draw:style-name="Mfr2" draw:name="Frame2881" text:anchor-type="frame" svg:x="0.45cm" svg:y="0.079cm" svg:width="0.817cm" draw:z-index="6"><draw:text-box fo:min-height="0.355cm"><text:p text:style-name="MP3"><draw:g text:anchor-type="paragraph" draw:z-index="629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7"><draw:text-box fo:min-height="0.499cm" fo:min-width="3cm"><draw:frame draw:style-name="Mfr2" draw:name="Frame6121" text:anchor-type="frame" svg:x="0.45cm" svg:y="0.079cm" svg:width="0.817cm" draw:z-index="8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626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9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627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11"><draw:text-box fo:min-height="0.499cm" fo:min-width="7.096cm"><draw:frame draw:style-name="Mfr2" draw:name="Frame2851" text:anchor-type="frame" svg:x="0.45cm" svg:y="0.079cm" svg:width="0.817cm" draw:z-index="12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624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13"><draw:text-box fo:min-height="0.499cm" fo:min-width="3cm"><draw:frame draw:style-name="Mfr2" draw:name="Frame287" text:anchor-type="frame" svg:x="0.45cm" svg:y="0.079cm" svg:width="0.817cm" draw:z-index="14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625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15"><draw:text-box fo:min-height="0.499cm" fo:min-width="3cm"><draw:frame draw:style-name="Mfr2" draw:name="Frame313" text:anchor-type="frame" svg:x="0.45cm" svg:y="0.079cm" svg:width="0.817cm" draw:z-index="16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622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17"><draw:text-box fo:min-height="0.499cm" fo:min-width="3cm"><draw:frame draw:style-name="Mfr2" draw:name="Frame810" text:anchor-type="frame" svg:x="0.45cm" svg:y="0.079cm" svg:width="0.817cm" draw:z-index="18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623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19"><draw:text-box fo:min-height="0.499cm" fo:min-width="7.096cm"><draw:frame draw:style-name="Mfr2" draw:name="Frame711" text:anchor-type="frame" svg:x="0.45cm" svg:y="0.079cm" svg:width="0.817cm" draw:z-index="30"><draw:text-box fo:min-height="0.355cm"><text:p text:style-name="MP3"><draw:g text:anchor-type="paragraph" draw:z-index="620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61"><draw:text-box fo:min-height="0.499cm" fo:min-width="3cm"><draw:frame draw:style-name="Mfr2" draw:name="Frame213" text:anchor-type="frame" svg:x="0.45cm" svg:y="0.079cm" svg:width="0.817cm" draw:z-index="62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621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63"><draw:text-box fo:min-height="0.499cm" fo:min-width="3cm"><draw:frame draw:style-name="Mfr2" draw:name="Frame277" text:anchor-type="frame" svg:x="0.45cm" svg:y="0.079cm" svg:width="0.817cm" draw:z-index="64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618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65"><draw:text-box fo:min-height="0.499cm" fo:min-width="3cm"><draw:frame draw:style-name="Mfr2" draw:name="Frame208" text:anchor-type="frame" svg:x="0.45cm" svg:y="0.079cm" svg:width="0.817cm" draw:z-index="66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619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67"><draw:text-box fo:min-height="0.499cm" fo:min-width="7.096cm"><draw:frame draw:style-name="Mfr2" draw:name="Frame284" text:anchor-type="frame" svg:x="0.45cm" svg:y="0.079cm" svg:width="0.817cm" draw:z-index="68"><draw:text-box fo:min-height="0.355cm"><text:p text:style-name="MP3"><draw:g text:anchor-type="paragraph" draw:z-index="616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69"><draw:text-box fo:min-height="0.499cm" fo:min-width="3cm"><draw:frame draw:style-name="Mfr2" draw:name="Frame4112" text:anchor-type="frame" svg:x="0.45cm" svg:y="0.079cm" svg:width="0.817cm" draw:z-index="60"><draw:text-box fo:min-height="0.355cm"><text:p text:style-name="MP3"><draw:g text:anchor-type="paragraph" draw:z-index="617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71"><draw:text-box fo:min-height="0.499cm" fo:min-width="3cm"><draw:frame draw:style-name="Mfr2" draw:name="Frame6112" text:anchor-type="frame" svg:x="0.45cm" svg:y="0.079cm" svg:width="0.817cm" draw:z-index="72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14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73"><draw:text-box fo:min-height="0.499cm" fo:min-width="3cm"><draw:frame draw:style-name="Mfr2" draw:name="Frame8112" text:anchor-type="frame" svg:x="0.45cm" svg:y="0.079cm" svg:width="0.817cm" draw:z-index="74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15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75"><draw:text-box fo:min-height="0.499cm" fo:min-width="3cm"><draw:frame draw:style-name="Mfr2" draw:name="Frame21112" text:anchor-type="frame" svg:x="0.45cm" svg:y="0.079cm" svg:width="0.817cm" draw:z-index="76"><draw:text-box fo:min-height="0.355cm"><text:p text:style-name="MP3"><draw:g text:anchor-type="paragraph" draw:z-index="612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77"><draw:text-box fo:min-height="0.499cm" fo:min-width="3cm"><draw:frame draw:style-name="Mfr2" draw:name="Frame41112" text:anchor-type="frame" svg:x="0.45cm" svg:y="0.079cm" svg:width="0.817cm" draw:z-index="78"><draw:text-box fo:min-height="0.355cm"><text:p text:style-name="MP3"><draw:g text:anchor-type="paragraph" draw:z-index="613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79"><draw:text-box fo:min-height="0.499cm" fo:min-width="3cm"><draw:frame draw:style-name="Mfr2" draw:name="Frame61112" text:anchor-type="frame" svg:x="0.45cm" svg:y="0.079cm" svg:width="0.817cm" draw:z-index="5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10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41"><draw:text-box fo:min-height="0.499cm" fo:min-width="3cm"><draw:frame draw:style-name="Mfr2" draw:name="Frame81112" text:anchor-type="frame" svg:x="0.45cm" svg:y="0.079cm" svg:width="0.817cm" draw:z-index="42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611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43"><draw:text-box fo:min-height="0.499cm" fo:min-width="7.096cm"><draw:frame draw:style-name="Mfr2" draw:name="Frame211112" text:anchor-type="frame" svg:x="0.45cm" svg:y="0.079cm" svg:width="0.817cm" draw:z-index="44"><draw:text-box fo:min-height="0.355cm"><text:p text:style-name="MP3"><draw:g text:anchor-type="paragraph" draw:z-index="608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45"><draw:text-box fo:min-height="0.499cm" fo:min-width="3cm"><draw:frame draw:style-name="Mfr2" draw:name="Frame411112" text:anchor-type="frame" svg:x="0.45cm" svg:y="0.079cm" svg:width="0.817cm" draw:z-index="46"><draw:text-box fo:min-height="0.355cm"><text:p text:style-name="MP3"><draw:g text:anchor-type="paragraph" draw:z-index="609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47"><draw:text-box fo:min-height="0.499cm" fo:min-width="3cm"><draw:frame draw:style-name="Mfr2" draw:name="Frame611112" text:anchor-type="frame" svg:x="0.45cm" svg:y="0.079cm" svg:width="0.817cm" draw:z-index="48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606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49"><draw:text-box fo:min-height="0.499cm" fo:min-width="3cm"><draw:frame draw:style-name="Mfr2" draw:name="Frame811112" text:anchor-type="frame" svg:x="0.45cm" svg:y="0.079cm" svg:width="0.817cm" draw:z-index="4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607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51"><draw:text-box fo:min-height="0.499cm" fo:min-width="7.096cm"><draw:frame draw:style-name="Mfr2" draw:name="Frame2111112" text:anchor-type="frame" svg:x="0.45cm" svg:y="0.079cm" svg:width="0.817cm" draw:z-index="52"><draw:text-box fo:min-height="0.355cm"><text:p text:style-name="MP3"><draw:g text:anchor-type="paragraph" draw:z-index="604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53"><draw:text-box fo:min-height="0.499cm" fo:min-width="3cm"><draw:frame draw:style-name="Mfr2" draw:name="Frame4111112" text:anchor-type="frame" svg:x="0.45cm" svg:y="0.079cm" svg:width="0.817cm" draw:z-index="54"><draw:text-box fo:min-height="0.355cm"><text:p text:style-name="MP3"><draw:g text:anchor-type="paragraph" draw:z-index="605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55"><draw:text-box fo:min-height="0.499cm" fo:min-width="3cm"><draw:frame draw:style-name="Mfr2" draw:name="Frame283" text:anchor-type="frame" svg:x="0.45cm" svg:y="0.079cm" svg:width="0.817cm" draw:z-index="56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602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57"><draw:text-box fo:min-height="0.499cm" fo:min-width="3cm"><draw:frame draw:style-name="Mfr2" draw:name="Frame8111112" text:anchor-type="frame" svg:x="0.45cm" svg:y="0.079cm" svg:width="0.817cm" draw:z-index="58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603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59"><draw:text-box fo:min-height="0.499cm" fo:min-width="1cm"><draw:frame draw:style-name="Mfr2" draw:name="Frame510" text:anchor-type="frame" svg:x="0.45cm" svg:y="0.079cm" svg:width="0.817cm" draw:z-index="150"><draw:text-box fo:min-height="0.355cm"><text:p text:style-name="MP3"><draw:g text:anchor-type="paragraph" draw:z-index="601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594" draw:name="Shape7_8" draw:style-name="Mgr9" draw:text-style-name="MP1" svg:x1="9.042cm" svg:y1="0.36cm" svg:x2="20.461cm" svg:y2="0.36cm"><text:p/></draw:line><draw:path text:anchor-type="paragraph" draw:z-index="595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596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>
      <style:header-left>
        <text:p text:style-name="MP80"><draw:line text:anchor-type="paragraph" draw:z-index="598" draw:name="Shape7_9" draw:style-name="Mgr9" draw:text-style-name="MP1" svg:x1="9.042cm" svg:y1="0.36cm" svg:x2="20.461cm" svg:y2="0.36cm"><text:p/></draw:line><draw:path text:anchor-type="paragraph" draw:z-index="599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600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259"><draw:text-box fo:min-height="0.499cm" fo:min-width="1cm"><draw:frame draw:style-name="Mfr2" draw:name="Frame2111111121" text:anchor-type="frame" svg:x="0.45cm" svg:y="0.079cm" svg:width="0.817cm" draw:z-index="260"><draw:text-box fo:min-height="0.355cm"><text:p text:style-name="MP3"><draw:g text:anchor-type="paragraph" draw:z-index="597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261"><draw:text-box fo:min-height="0.499cm" fo:min-width="7.096cm"><draw:frame draw:style-name="Mfr2" draw:name="Frame8111111121" text:anchor-type="frame" svg:x="0.45cm" svg:y="0.079cm" svg:width="0.817cm" draw:z-index="262"><draw:text-box fo:min-height="0.355cm"><text:p text:style-name="MP3"><draw:g text:anchor-type="paragraph" draw:z-index="593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263"><draw:text-box fo:min-height="0.499cm" fo:min-width="3cm"><draw:frame draw:style-name="Mfr2" draw:name="Frame6111111112" text:anchor-type="frame" svg:x="0.45cm" svg:y="0.079cm" svg:width="0.817cm" draw:z-index="26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90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265"><draw:text-box fo:min-height="0.499cm" fo:min-width="3cm"><draw:frame draw:style-name="Mfr2" draw:name="Frame10111111" text:anchor-type="frame" svg:x="0.45cm" svg:y="0.079cm" svg:width="0.817cm" draw:z-index="26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91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92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267"><draw:text-box fo:min-height="0.499cm" fo:min-width="7.096cm"><draw:frame draw:style-name="Mfr2" draw:name="Frame249" text:anchor-type="frame" svg:x="0.45cm" svg:y="0.079cm" svg:width="0.817cm" draw:z-index="258"><draw:text-box fo:min-height="0.355cm"><text:p text:style-name="MP3"><draw:g text:anchor-type="paragraph" draw:z-index="589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269"><draw:text-box fo:min-height="0.499cm" fo:min-width="3cm"><draw:frame draw:style-name="Mfr2" draw:name="Frame2451" text:anchor-type="frame" svg:x="0.45cm" svg:y="0.079cm" svg:width="0.817cm" draw:z-index="27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86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271"><draw:text-box fo:min-height="0.499cm" fo:min-width="3cm"><draw:frame draw:style-name="Mfr2" draw:name="Frame2471" text:anchor-type="frame" svg:x="0.45cm" svg:y="0.079cm" svg:width="0.817cm" draw:z-index="272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7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88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273"><draw:text-box fo:min-height="0.499cm" fo:min-width="3cm"><draw:frame draw:style-name="Mfr2" draw:name="Frame251" text:anchor-type="frame" svg:x="0.45cm" svg:y="0.079cm" svg:width="0.817cm" draw:z-index="274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83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275"><draw:text-box fo:min-height="0.499cm" fo:min-width="3cm"><draw:frame draw:style-name="Mfr2" draw:name="Frame253" text:anchor-type="frame" svg:x="0.45cm" svg:y="0.079cm" svg:width="0.817cm" draw:z-index="27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84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85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277"><draw:text-box fo:min-height="0.499cm" fo:min-width="7.096cm"><draw:frame draw:style-name="Mfr2" draw:name="Frame255" text:anchor-type="frame" svg:x="0.45cm" svg:y="0.079cm" svg:width="0.817cm" draw:z-index="248"><draw:text-box fo:min-height="0.355cm"><text:p text:style-name="MP3"><draw:g text:anchor-type="paragraph" draw:z-index="582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575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576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577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579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580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line text:anchor-type="paragraph" draw:z-index="581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239"><draw:text-box fo:min-height="0.499cm" fo:min-width="1cm"><draw:frame draw:style-name="Mfr2" draw:name="Frame410" text:anchor-type="frame" svg:x="0.45cm" svg:y="0.079cm" svg:width="0.817cm" draw:z-index="240"><draw:text-box fo:min-height="0.355cm"><text:p text:style-name="MP3"><draw:g text:anchor-type="paragraph" draw:z-index="578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2094672136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241"><draw:text-box fo:min-height="0.499cm" fo:min-width="1cm"><draw:frame draw:style-name="Mfr2" draw:name="Frame257" text:anchor-type="frame" svg:x="0.45cm" svg:y="0.079cm" svg:width="0.817cm" draw:z-index="242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573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71041080829860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243"><draw:text-box fo:min-height="0.499cm" fo:min-width="1cm"><draw:frame draw:style-name="Mfr2" draw:name="Frame259" text:anchor-type="frame" svg:x="0.45cm" svg:y="0.079cm" svg:width="0.817cm" draw:z-index="244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574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245"><draw:text-box fo:min-height="0.499cm" fo:min-width="3cm"><draw:frame draw:style-name="Mfr2" draw:name="Frame61" text:anchor-type="frame" svg:x="0.45cm" svg:y="0.079cm" svg:width="0.817cm" draw:z-index="246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71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247"><draw:text-box fo:min-height="0.499cm" fo:min-width="3cm"><draw:frame draw:style-name="Mfr2" draw:name="Frame272" text:anchor-type="frame" svg:x="0.45cm" svg:y="0.079cm" svg:width="0.817cm" draw:z-index="238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72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249"><draw:text-box fo:min-height="0.499cm" fo:min-width="3cm"><draw:frame draw:style-name="Mfr2" draw:name="Frame274" text:anchor-type="frame" svg:x="0.45cm" svg:y="0.079cm" svg:width="0.817cm" draw:z-index="250"><draw:text-box fo:min-height="0.355cm"><text:p text:style-name="MP3"><draw:g text:anchor-type="paragraph" draw:z-index="569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251"><draw:text-box fo:min-height="0.499cm" fo:min-width="3cm"><draw:frame draw:style-name="Mfr2" draw:name="Frame276" text:anchor-type="frame" svg:x="0.45cm" svg:y="0.079cm" svg:width="0.817cm" draw:z-index="252"><draw:text-box fo:min-height="0.355cm"><text:p text:style-name="MP3"><draw:g text:anchor-type="paragraph" draw:z-index="570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253"><draw:text-box fo:min-height="0.499cm" fo:min-width="7.096cm"><draw:frame draw:style-name="Mfr2" draw:name="Frame2431" text:anchor-type="frame" svg:x="0.45cm" svg:y="0.079cm" svg:width="0.817cm" draw:z-index="254"><draw:text-box fo:min-height="0.355cm"><text:p text:style-name="MP3"><draw:g text:anchor-type="paragraph" draw:z-index="568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255"><draw:text-box fo:min-height="0.499cm" fo:min-width="3cm"><draw:frame draw:style-name="Mfr2" draw:name="Frame219" text:anchor-type="frame" svg:x="0.45cm" svg:y="0.079cm" svg:width="0.817cm" draw:z-index="25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65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257"><draw:text-box fo:min-height="0.499cm" fo:min-width="3cm"><draw:frame draw:style-name="Mfr2" draw:name="Frame2411" text:anchor-type="frame" svg:x="0.45cm" svg:y="0.079cm" svg:width="0.817cm" draw:z-index="26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66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67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295"><draw:text-box fo:min-height="0.499cm" fo:min-width="3cm"><draw:frame draw:style-name="Mfr2" draw:name="Frame211111111" text:anchor-type="frame" svg:x="0.45cm" svg:y="0.079cm" svg:width="0.817cm" draw:z-index="29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62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297"><draw:text-box fo:min-height="0.499cm" fo:min-width="3cm"><draw:frame draw:style-name="Mfr2" draw:name="Frame81111111111" text:anchor-type="frame" svg:x="0.45cm" svg:y="0.079cm" svg:width="0.817cm" draw:z-index="298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63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564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299"><draw:text-box fo:min-height="0.499cm" fo:min-width="7.096cm"><draw:frame draw:style-name="Mfr2" draw:name="Frame111111111" text:anchor-type="frame" svg:x="0.45cm" svg:y="0.079cm" svg:width="0.817cm" draw:z-index="300"><draw:text-box fo:min-height="0.355cm"><text:p text:style-name="MP3"><draw:g text:anchor-type="paragraph" draw:z-index="561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301"><draw:text-box fo:min-height="0.499cm" fo:min-width="3cm"><draw:frame draw:style-name="Mfr2" draw:name="Frame21111111" text:anchor-type="frame" svg:x="0.45cm" svg:y="0.079cm" svg:width="0.817cm" draw:z-index="302"><draw:text-box fo:min-height="0.355cm"><text:p text:style-name="MP3"><draw:g text:anchor-type="paragraph" draw:z-index="559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303"><draw:text-box fo:min-height="0.499cm" fo:min-width="3cm"><draw:frame draw:style-name="Mfr2" draw:name="Frame411111111111" text:anchor-type="frame" svg:x="0.45cm" svg:y="0.079cm" svg:width="0.817cm" draw:z-index="294"><draw:text-box fo:min-height="0.355cm"><text:p text:style-name="MP3"><draw:g text:anchor-type="paragraph" draw:z-index="560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305"><draw:text-box fo:min-height="0.499cm" fo:min-width="3cm"><draw:frame draw:style-name="Mfr2" draw:name="Frame215" text:anchor-type="frame" svg:x="0.45cm" svg:y="0.079cm" svg:width="0.817cm" draw:z-index="306"><draw:text-box fo:min-height="0.355cm"><text:p text:style-name="MP3"><draw:g text:anchor-type="paragraph" draw:z-index="557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307"><draw:text-box fo:min-height="0.499cm" fo:min-width="3cm"><draw:frame draw:style-name="Mfr2" draw:name="Frame217" text:anchor-type="frame" svg:x="0.45cm" svg:y="0.079cm" svg:width="0.817cm" draw:z-index="308"><draw:text-box fo:min-height="0.355cm"><text:p text:style-name="MP3"><draw:g text:anchor-type="paragraph" draw:z-index="558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553" draw:name="Shape9" draw:style-name="Mgr1" draw:text-style-name="MP1" svg:x1="11.559cm" svg:y1="0.36cm" svg:x2="20.5cm" svg:y2="0.36cm"><text:p/></draw:line><draw:frame text:anchor-type="paragraph" draw:z-index="554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</text:span><text:span text:style-name="MT142">é</text:span><text:span text:style-name="MT142">r</text:span><text:span text:style-name="MT142">i</text:span><text:span text:style-name="MT142">e</text:span><text:span text:style-name="MT142"> </text:span><text:span text:style-name="MT142">1</text:span></text:p></draw:text-box></draw:frame><draw:path text:anchor-type="paragraph" draw:z-index="555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309"><draw:text-box fo:min-height="0.499cm" fo:min-width="3cm"><draw:frame draw:style-name="Mfr2" draw:name="Cadre41" text:anchor-type="frame" svg:x="0.45cm" svg:y="0.079cm" svg:width="0.817cm" draw:z-index="310"><draw:text-box fo:min-height="0.355cm"><text:p text:style-name="MP3"><draw:g text:anchor-type="paragraph" draw:z-index="556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311"><draw:text-box fo:min-height="0.499cm" fo:min-width="3cm"><draw:frame draw:style-name="Mfr2" draw:name="Frame41111111111" text:anchor-type="frame" svg:x="0.45cm" svg:y="0.079cm" svg:width="0.817cm" draw:z-index="312"><draw:text-box fo:min-height="0.355cm"><text:p text:style-name="MP3"><draw:g text:anchor-type="paragraph" draw:z-index="552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284"><draw:text-box fo:min-height="0.499cm" fo:min-width="3cm"><draw:frame draw:style-name="Mfr2" draw:name="Frame8111111111" text:anchor-type="frame" svg:x="0.45cm" svg:y="0.079cm" svg:width="0.817cm" draw:z-index="279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51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280"><draw:text-box fo:min-height="0.499cm" fo:min-width="3cm"><draw:frame draw:style-name="Mfr2" draw:name="Frame101111" text:anchor-type="frame" svg:x="0.45cm" svg:y="0.079cm" svg:width="0.817cm" draw:z-index="281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49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3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50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282"><draw:text-box fo:min-height="0.499cm" fo:min-width="3cm"><draw:frame draw:style-name="Mfr2" draw:name="Frame411111111" text:anchor-type="frame" svg:x="0.45cm" svg:y="0.079cm" svg:width="0.817cm" draw:z-index="283"><draw:text-box fo:min-height="0.355cm"><text:p text:style-name="MP3"><draw:g text:anchor-type="paragraph" draw:z-index="547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278"><draw:text-box fo:min-height="0.499cm" fo:min-width="3cm"><draw:frame draw:style-name="Mfr2" draw:name="Frame61111111" text:anchor-type="frame" svg:x="0.45cm" svg:y="0.079cm" svg:width="0.817cm" draw:z-index="285"><draw:text-box fo:min-height="0.355cm"><text:p text:style-name="MP3"><draw:g text:anchor-type="paragraph" draw:z-index="548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286"><draw:text-box fo:min-height="0.499cm" fo:min-width="3cm"><draw:frame draw:style-name="Mfr2" draw:name="Frame290" text:anchor-type="frame" svg:x="0.45cm" svg:y="0.079cm" svg:width="0.817cm" draw:z-index="287"><draw:text-box fo:min-height="0.355cm"><text:p text:style-name="MP3"><draw:g text:anchor-type="paragraph" draw:z-index="546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288"><draw:text-box fo:min-height="0.499cm" fo:min-width="3cm"><draw:frame draw:style-name="Mfr2" draw:name="Frame6111111" text:anchor-type="frame" svg:x="0.45cm" svg:y="0.079cm" svg:width="0.817cm" draw:z-index="289"><draw:text-box fo:min-height="0.355cm"><text:p text:style-name="MP3"><draw:g text:anchor-type="paragraph" draw:z-index="544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290"><draw:text-box fo:min-height="0.499cm" fo:min-width="3cm"><draw:frame draw:style-name="Mfr2" draw:name="Frame41111111" text:anchor-type="frame" svg:x="0.45cm" svg:y="0.079cm" svg:width="0.817cm" draw:z-index="291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45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292"><draw:text-box fo:min-height="0.499cm" fo:min-width="3cm"><draw:frame draw:style-name="Mfr2" draw:name="Frame2111111" text:anchor-type="frame" svg:x="0.45cm" svg:y="0.079cm" svg:width="0.817cm" draw:z-index="293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2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228"><draw:text-box fo:min-height="0.499cm" fo:min-width="3cm"><draw:frame draw:style-name="Mfr2" draw:name="Frame811111111" text:anchor-type="frame" svg:x="0.45cm" svg:y="0.079cm" svg:width="0.817cm" draw:z-index="181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3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182"><draw:text-box fo:min-height="0.499cm" fo:min-width="3cm"><draw:frame draw:style-name="Mfr2" draw:name="Frame611111" text:anchor-type="frame" svg:x="0.45cm" svg:y="0.079cm" svg:width="0.817cm" draw:z-index="183"><draw:text-box fo:min-height="0.355cm"><text:p text:style-name="MP3"><draw:g text:anchor-type="paragraph" draw:z-index="540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41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184"><draw:text-box fo:min-height="0.499cm" fo:min-width="3cm"><draw:frame draw:style-name="Mfr2" draw:name="Frame211111" text:anchor-type="frame" svg:x="0.45cm" svg:y="0.079cm" svg:width="0.817cm" draw:z-index="185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538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186"><draw:text-box fo:min-height="0.499cm" fo:min-width="3cm"><draw:frame draw:style-name="Mfr2" draw:name="Frame81111111" text:anchor-type="frame" svg:x="0.45cm" svg:y="0.079cm" svg:width="0.817cm" draw:z-index="187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539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180"><draw:text-box fo:min-height="0.499cm" fo:min-width="3cm"><draw:frame draw:style-name="Mfr2" draw:name="Frame10111" text:anchor-type="frame" svg:x="0.45cm" svg:y="0.079cm" svg:width="0.817cm" draw:z-index="189"><draw:text-box fo:min-height="0.355cm"><text:p text:style-name="MP3"><draw:g text:anchor-type="paragraph" draw:z-index="536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190"><draw:text-box fo:min-height="0.499cm" fo:min-width="3cm"><draw:frame draw:style-name="Mfr2" draw:name="Frame411111" text:anchor-type="frame" svg:x="0.45cm" svg:y="0.079cm" svg:width="0.817cm" draw:z-index="191"><draw:text-box fo:min-height="0.355cm"><text:p text:style-name="MP3"><draw:g text:anchor-type="paragraph" draw:z-index="537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192"><draw:text-box fo:min-height="0.499cm" fo:min-width="3cm"><draw:frame draw:style-name="Mfr2" draw:name="Frame1011" text:anchor-type="frame" svg:x="0.45cm" svg:y="0.079cm" svg:width="0.817cm" draw:z-index="193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34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194"><draw:text-box fo:min-height="0.499cm" fo:min-width="3cm"><draw:frame draw:style-name="Mfr2" draw:name="Frame8111111" text:anchor-type="frame" svg:x="0.45cm" svg:y="0.079cm" svg:width="0.817cm" draw:z-index="195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35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196"><draw:text-box fo:min-height="0.499cm" fo:min-width="3cm"><draw:frame draw:style-name="Mfr2" draw:name="Frame61111" text:anchor-type="frame" svg:x="0.45cm" svg:y="0.079cm" svg:width="0.817cm" draw:z-index="197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32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170"><draw:text-box fo:min-height="0.499cm" fo:min-width="3cm"><draw:frame draw:style-name="Mfr2" draw:name="Frame811111" text:anchor-type="frame" svg:x="0.45cm" svg:y="0.079cm" svg:width="0.817cm" draw:z-index="161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33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162"><draw:text-box fo:min-height="0.499cm" fo:min-width="7.096cm"><draw:frame draw:style-name="Mfr2" draw:name="Frame21111" text:anchor-type="frame" svg:x="0.45cm" svg:y="0.079cm" svg:width="0.817cm" draw:z-index="163"><draw:text-box fo:min-height="0.355cm"><text:p text:style-name="MP3"><draw:g text:anchor-type="paragraph" draw:z-index="530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164"><draw:text-box fo:min-height="0.499cm" fo:min-width="3cm"><draw:frame draw:style-name="Mfr2" draw:name="Frame41111" text:anchor-type="frame" svg:x="0.45cm" svg:y="0.079cm" svg:width="0.817cm" draw:z-index="165"><draw:text-box fo:min-height="0.355cm"><text:p text:style-name="MP3"><draw:g text:anchor-type="paragraph" draw:z-index="531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166"><draw:text-box fo:min-height="0.499cm" fo:min-width="3cm"><draw:frame draw:style-name="Mfr2" draw:name="Frame6111" text:anchor-type="frame" svg:x="0.45cm" svg:y="0.079cm" svg:width="0.817cm" draw:z-index="167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8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168"><draw:text-box fo:min-height="0.499cm" fo:min-width="3cm"><draw:frame draw:style-name="Mfr2" draw:name="Frame81111" text:anchor-type="frame" svg:x="0.45cm" svg:y="0.079cm" svg:width="0.817cm" draw:z-index="169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9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160"><draw:text-box fo:min-height="0.499cm" fo:min-width="7.096cm"><draw:frame draw:style-name="Mfr2" draw:name="Frame1013" text:anchor-type="frame" svg:x="0.45cm" svg:y="0.079cm" svg:width="0.817cm" draw:z-index="171"><draw:text-box fo:min-height="0.355cm"><text:p text:style-name="MP3"><draw:g text:anchor-type="paragraph" draw:z-index="526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172"><draw:text-box fo:min-height="0.499cm" fo:min-width="7.096cm"><draw:frame draw:style-name="Mfr2" draw:name="Frame2111" text:anchor-type="frame" svg:x="0.45cm" svg:y="0.079cm" svg:width="0.817cm" draw:z-index="173"><draw:text-box fo:min-height="0.355cm"><text:p text:style-name="MP3"><draw:g text:anchor-type="paragraph" draw:z-index="527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174"><draw:text-box fo:min-height="0.499cm" fo:min-width="3cm"><draw:frame draw:style-name="Mfr2" draw:name="Frame51" text:anchor-type="frame" svg:x="0.45cm" svg:y="0.079cm" svg:width="0.817cm" draw:z-index="175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4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176"><draw:text-box fo:min-height="0.499cm" fo:min-width="3cm"><draw:frame draw:style-name="Mfr2" draw:name="Frame8111" text:anchor-type="frame" svg:x="0.45cm" svg:y="0.079cm" svg:width="0.817cm" draw:z-index="177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525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178"><draw:text-box fo:min-height="0.499cm" fo:min-width="7.096cm"><draw:frame draw:style-name="Mfr2" draw:name="Frame2112" text:anchor-type="frame" svg:x="0.45cm" svg:y="0.079cm" svg:width="0.817cm" draw:z-index="179"><draw:text-box fo:min-height="0.355cm"><text:p text:style-name="MP3"><draw:g text:anchor-type="paragraph" draw:z-index="522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188"><draw:text-box fo:min-height="0.499cm" fo:min-width="3cm"><draw:frame draw:style-name="Mfr2" draw:name="Frame4111" text:anchor-type="frame" svg:x="0.45cm" svg:y="0.079cm" svg:width="0.817cm" draw:z-index="219"><draw:text-box fo:min-height="0.355cm"><text:p text:style-name="MP3"><draw:g text:anchor-type="paragraph" draw:z-index="523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220"><draw:text-box fo:min-height="0.499cm" fo:min-width="3cm"><draw:frame draw:style-name="Mfr2" draw:name="Frame1010" text:anchor-type="frame" svg:x="0.45cm" svg:y="0.079cm" svg:width="0.817cm" draw:z-index="221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0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222"><draw:text-box fo:min-height="0.499cm" fo:min-width="3cm"><draw:frame draw:style-name="Mfr2" draw:name="Frame41" text:anchor-type="frame" svg:x="0.45cm" svg:y="0.079cm" svg:width="0.817cm" draw:z-index="223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21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224"><draw:text-box fo:min-height="0.499cm" fo:min-width="7.096cm"><draw:frame draw:style-name="Mfr2" draw:name="Frame611" text:anchor-type="frame" svg:x="0.45cm" svg:y="0.079cm" svg:width="0.817cm" draw:z-index="225"><draw:text-box fo:min-height="0.355cm"><text:p text:style-name="MP3"><draw:g text:anchor-type="paragraph" draw:z-index="518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226"><draw:text-box fo:min-height="0.499cm" fo:min-width="3cm"><draw:frame draw:style-name="Mfr2" draw:name="Frame411" text:anchor-type="frame" svg:x="0.45cm" svg:y="0.079cm" svg:width="0.817cm" draw:z-index="227"><draw:text-box fo:min-height="0.355cm"><text:p text:style-name="MP3"><draw:g text:anchor-type="paragraph" draw:z-index="519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218"><draw:text-box fo:min-height="0.499cm" fo:min-width="3cm"><draw:frame draw:style-name="Mfr2" draw:name="Frame613" text:anchor-type="frame" svg:x="0.45cm" svg:y="0.079cm" svg:width="0.817cm" draw:z-index="229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16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230"><draw:text-box fo:min-height="0.499cm" fo:min-width="3cm"><draw:frame draw:style-name="Mfr2" draw:name="Frame814" text:anchor-type="frame" svg:x="0.45cm" svg:y="0.079cm" svg:width="0.817cm" draw:z-index="231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17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232"><draw:text-box fo:min-height="0.499cm" fo:min-width="7.096cm"><draw:frame draw:style-name="Mfr2" draw:name="Frame230" text:anchor-type="frame" svg:x="0.45cm" svg:y="0.079cm" svg:width="0.817cm" draw:z-index="233"><draw:text-box fo:min-height="0.355cm"><text:p text:style-name="MP3"><draw:g text:anchor-type="paragraph" draw:z-index="514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234"><draw:text-box fo:min-height="0.499cm" fo:min-width="3cm"><draw:frame draw:style-name="Mfr2" draw:name="Frame416" text:anchor-type="frame" svg:x="0.45cm" svg:y="0.079cm" svg:width="0.817cm" draw:z-index="235"><draw:text-box fo:min-height="0.355cm"><text:p text:style-name="MP3"><draw:g text:anchor-type="paragraph" draw:z-index="515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236"><draw:text-box fo:min-height="0.499cm" fo:min-width="3cm"><draw:frame draw:style-name="Mfr2" draw:name="Frame612" text:anchor-type="frame" svg:x="0.45cm" svg:y="0.079cm" svg:width="0.817cm" draw:z-index="237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12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208"><draw:text-box fo:min-height="0.499cm" fo:min-width="3cm"><draw:frame draw:style-name="Mfr2" draw:name="Frame813" text:anchor-type="frame" svg:x="0.45cm" svg:y="0.079cm" svg:width="0.817cm" draw:z-index="199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513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200"><draw:text-box fo:min-height="0.499cm" fo:min-width="7.096cm"><draw:frame draw:style-name="Mfr2" draw:name="Frame2110" text:anchor-type="frame" svg:x="0.45cm" svg:y="0.079cm" svg:width="0.817cm" draw:z-index="201"><draw:text-box fo:min-height="0.355cm"><text:p text:style-name="MP3"><draw:g text:anchor-type="paragraph" draw:z-index="510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202"><draw:text-box fo:min-height="0.499cm" fo:min-width="3cm"><draw:frame draw:style-name="Mfr2" draw:name="Frame415" text:anchor-type="frame" svg:x="0.45cm" svg:y="0.079cm" svg:width="0.817cm" draw:z-index="203"><draw:text-box fo:min-height="0.355cm"><text:p text:style-name="MP3"><draw:g text:anchor-type="paragraph" draw:z-index="511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504" draw:name="Shape3_0" draw:style-name="Mgr14" draw:text-style-name="MP1" svg:x1="10.893cm" svg:y1="0.403cm" svg:x2="20.503cm" svg:y2="0.327cm"><text:p/></draw:line><draw:path text:anchor-type="char" draw:z-index="505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508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507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204"><draw:text-box fo:min-height="0.499cm" fo:min-width="7.096cm"><draw:frame draw:style-name="Mfr2" draw:name="Frame21" text:anchor-type="frame" svg:x="0.45cm" svg:y="0.079cm" svg:width="0.817cm" draw:z-index="205"><draw:text-box fo:min-height="0.355cm"><text:p text:style-name="MP3"><draw:g text:anchor-type="paragraph" draw:z-index="506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206"><draw:text-box fo:min-height="0.499cm" fo:min-width="7.096cm"><draw:frame draw:style-name="Mfr2" draw:name="Frame318" text:anchor-type="frame" svg:x="0.45cm" svg:y="0.079cm" svg:width="0.817cm" draw:z-index="207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509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502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198"><draw:text-box fo:min-height="0.499cm" fo:min-width="7.096cm"><draw:frame draw:style-name="Mfr2" draw:name="Frame23" text:anchor-type="frame" svg:x="0.45cm" svg:y="0.079cm" svg:width="0.817cm" draw:z-index="209"><draw:text-box fo:min-height="0.355cm"><text:p text:style-name="MP3"><draw:g text:anchor-type="paragraph" draw:z-index="503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210"><draw:text-box fo:min-height="0.499cm" fo:min-width="3cm"><draw:frame draw:style-name="Mfr2" draw:name="Frame111" text:anchor-type="frame" svg:x="0.45cm" svg:y="0.079cm" svg:width="0.817cm" draw:z-index="211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99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212"><draw:text-box fo:min-height="0.499cm" fo:min-width="3cm"><draw:frame draw:style-name="Mfr2" draw:name="Frame13" text:anchor-type="frame" svg:x="0.45cm" svg:y="0.079cm" svg:width="0.817cm" draw:z-index="213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00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01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214"><draw:text-box fo:min-height="0.499cm" fo:min-width="7.096cm"><draw:frame draw:style-name="Mfr2" draw:name="Frame24" text:anchor-type="frame" svg:x="0.45cm" svg:y="0.079cm" svg:width="0.817cm" draw:z-index="215"><draw:text-box fo:min-height="0.355cm"><text:p text:style-name="MP3"><draw:g text:anchor-type="paragraph" draw:z-index="833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834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216"><draw:text-box fo:min-height="0.499cm" fo:min-width="7.096cm"><draw:frame draw:style-name="Mfr2" draw:name="Frame43" text:anchor-type="frame" svg:x="0.45cm" svg:y="0.079cm" svg:width="0.817cm" draw:z-index="217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835"><draw:text-box fo:min-height="0.499cm" fo:min-width="3cm"><draw:frame draw:style-name="Mfr2" draw:name="Frame614" text:anchor-type="frame" svg:x="0.45cm" svg:y="0.079cm" svg:width="0.817cm" draw:z-index="836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37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838"><draw:text-box fo:min-height="0.499cm" fo:min-width="3cm"><draw:frame draw:style-name="Mfr2" draw:name="Frame10" text:anchor-type="frame" svg:x="0.45cm" svg:y="0.079cm" svg:width="0.817cm" draw:z-index="839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40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41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842"><draw:text-box fo:min-height="0.499cm" fo:min-width="3cm"><draw:frame draw:style-name="Mfr2" draw:name="Frame18" text:anchor-type="frame" svg:x="0.45cm" svg:y="0.079cm" svg:width="0.817cm" draw:z-index="843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44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845"><draw:text-box fo:min-height="0.499cm" fo:min-width="3cm"><draw:frame draw:style-name="Mfr2" draw:name="Frame20" text:anchor-type="frame" svg:x="0.45cm" svg:y="0.079cm" svg:width="0.817cm" draw:z-index="846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47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48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856"><draw:text-box fo:min-height="0.499cm" fo:min-width="7.096cm"><draw:frame draw:style-name="Mfr2" draw:name="Frame34" text:anchor-type="frame" svg:x="0.45cm" svg:y="0.079cm" svg:width="0.817cm" draw:z-index="857"><draw:text-box fo:min-height="0.355cm"><text:p text:style-name="MP3"><draw:g text:anchor-type="paragraph" draw:z-index="858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859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860"><draw:text-box fo:min-height="0.499cm" fo:min-width="7.096cm"><draw:frame draw:style-name="Mfr2" draw:name="Frame36" text:anchor-type="frame" svg:x="0.45cm" svg:y="0.079cm" svg:width="0.817cm" draw:z-index="861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862"><draw:text-box fo:min-height="0.499cm" fo:min-width="7.096cm"><draw:frame draw:style-name="Mfr2" draw:name="Frame38" text:anchor-type="frame" svg:x="0.45cm" svg:y="0.079cm" svg:width="0.817cm" draw:z-index="863"><draw:text-box fo:min-height="0.355cm"><text:p text:style-name="MP3"><draw:g text:anchor-type="paragraph" draw:z-index="864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865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866"><draw:text-box fo:min-height="0.499cm" fo:min-width="7.096cm"><draw:frame draw:style-name="Mfr2" draw:name="Frame432" text:anchor-type="frame" svg:x="0.45cm" svg:y="0.079cm" svg:width="0.817cm" draw:z-index="867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9-12T17:10:35.920647786</dc:date>
    <meta:editing-duration>P1DT3H54M27S</meta:editing-duration>
    <meta:editing-cycles>89</meta:editing-cycles>
    <meta:generator>LibreOffice/7.1.4.2$Linux_X86_64 LibreOffice_project/a529a4fab45b75fefc5b6226684193eb000654f6</meta:generator>
    <meta:document-statistic meta:table-count="2" meta:image-count="0" meta:object-count="0" meta:page-count="1" meta:paragraph-count="828" meta:word-count="3065" meta:character-count="20105" meta:non-whitespace-character-count="17376"/>
  </office:meta>
</office:document-meta>
</file>